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521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8319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3" style:family="table">
      <style:table-properties style:width="2.8146in" fo:margin-left="0.25in" table:align="left" style:shadow="none"/>
    </style:style>
    <style:style style:name="Table3.A" style:family="table-column">
      <style:table-column-properties style:column-width="2.8146in"/>
    </style:style>
    <style:style style:name="Table3.A1" style:family="table-cell">
      <style:table-cell-properties style:vertical-align="bottom" fo:padding="0.0201in" fo:border="0.05pt solid #000000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8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3" style:family="paragraph" style:parent-style-name="Table_20_Contents">
      <style:paragraph-properties fo:text-align="end" style:justify-single-word="false"/>
      <style:text-properties officeooo:rsid="0c13ff25" officeooo:paragraph-rsid="0c13ff25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c13ff25" officeooo:paragraph-rsid="0c13ff2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c220aa3" officeooo:paragraph-rsid="0c220aa3" style:font-weight-asian="bold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eda9806" style:font-size-asian="9pt" style:font-weight-asian="bold" style:font-size-complex="9pt" style:font-weight-complex="bold"/>
    </style:style>
    <style:style style:name="P17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1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eadf8fa" style:font-weight-asian="bold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eadf8fa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eaf1d30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dbc5ac8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ebdd3a6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dddb15a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e81706b" officeooo:paragraph-rsid="0dbc5ac8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d501ec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832fd6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5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fffa01" style:font-size-asian="8pt" style:font-weight-asian="bold" style:font-size-complex="8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56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57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58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9" style:family="paragraph" style:parent-style-name="Standard">
      <style:paragraph-properties fo:text-align="end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60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61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62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63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64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65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67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8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9" style:family="paragraph" style:parent-style-name="Standard">
      <style:text-properties style:font-name="Sans-serif" fo:font-weight="bold" officeooo:rsid="077070cb" officeooo:paragraph-rsid="0edfc1bc" style:font-weight-asian="bold" style:font-weight-complex="bold"/>
    </style:style>
    <style:style style:name="P70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71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72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73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74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75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76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77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78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9" style:family="paragraph" style:parent-style-name="Standard">
      <style:text-properties style:font-name="Sans-serif" fo:font-weight="bold" officeooo:rsid="09718b1f" officeooo:paragraph-rsid="0e4996df" style:font-weight-asian="bold" style:font-weight-complex="bold"/>
    </style:style>
    <style:style style:name="P8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Sans-serif" fo:font-size="9pt" fo:font-weight="bold" officeooo:rsid="0b63a8f9" officeooo:paragraph-rsid="0e852fa0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Sans-serif" fo:font-size="10pt" fo:font-weight="bold" officeooo:rsid="06dff1f5" officeooo:paragraph-rsid="0c13ff25" style:font-size-asian="10pt" style:font-weight-asian="bold" style:font-size-complex="10pt" style:font-weight-complex="bold"/>
    </style:style>
    <style:style style:name="P86" style:family="paragraph" style:parent-style-name="Standard">
      <style:text-properties officeooo:rsid="06d76c3a" officeooo:paragraph-rsid="0ab5e2b8"/>
    </style:style>
    <style:style style:name="P87" style:family="paragraph" style:parent-style-name="Standard">
      <style:text-properties officeooo:rsid="06d76c3a" officeooo:paragraph-rsid="0c9fa098"/>
    </style:style>
    <style:style style:name="P88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fffa01" style:font-size-asian="8pt" style:font-weight-asian="bold" style:font-size-complex="8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0pt" fo:font-weight="bold" officeooo:paragraph-rsid="0c13ff25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ea53520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ea53520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9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9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b949266" style:font-size-asian="8pt" style:font-weight-asian="bold" style:font-size-complex="8pt" style:font-weight-complex="bold"/>
    </style:style>
    <style:style style:name="P97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7a31ad" style:font-weight-asian="normal" style:font-weight-complex="normal"/>
    </style:style>
    <style:style style:name="T7" style:family="text">
      <style:text-properties fo:font-weight="normal" officeooo:rsid="027c085d" style:font-weight-asian="normal" style:font-weight-complex="normal"/>
    </style:style>
    <style:style style:name="T8" style:family="text">
      <style:text-properties fo:font-weight="normal" officeooo:rsid="0278b763" style:font-weight-asian="normal" style:font-weight-complex="normal"/>
    </style:style>
    <style:style style:name="T9" style:family="text">
      <style:text-properties fo:font-weight="normal" officeooo:rsid="02c417ad" style:font-weight-asian="normal" style:font-weight-complex="normal"/>
    </style:style>
    <style:style style:name="T10" style:family="text">
      <style:text-properties fo:font-weight="normal" officeooo:rsid="027a1814" style:font-weight-asian="normal" style:font-weight-complex="normal"/>
    </style:style>
    <style:style style:name="T11" style:family="text">
      <style:text-properties fo:font-weight="normal" officeooo:rsid="028c29cb" style:font-weight-asian="normal" style:font-weight-complex="normal"/>
    </style:style>
    <style:style style:name="T12" style:family="text">
      <style:text-properties fo:font-weight="normal" officeooo:rsid="0317d397" style:font-weight-asian="normal" style:font-weight-complex="normal"/>
    </style:style>
    <style:style style:name="T13" style:family="text">
      <style:text-properties fo:font-weight="normal" officeooo:rsid="03fa0180" style:font-weight-asian="normal" style:font-weight-complex="normal"/>
    </style:style>
    <style:style style:name="T14" style:family="text">
      <style:text-properties fo:font-weight="normal" officeooo:rsid="028a678f" style:font-weight-asian="normal" style:font-weight-complex="normal"/>
    </style:style>
    <style:style style:name="T15" style:family="text">
      <style:text-properties fo:font-weight="normal" officeooo:rsid="028aaa5c" style:font-weight-asian="normal" style:font-weight-complex="normal"/>
    </style:style>
    <style:style style:name="T16" style:family="text">
      <style:text-properties fo:font-weight="normal" officeooo:rsid="027dfbc3" style:font-weight-asian="normal" style:font-weight-complex="normal"/>
    </style:style>
    <style:style style:name="T17" style:family="text">
      <style:text-properties fo:font-weight="normal" officeooo:rsid="0280e20c" style:font-weight-asian="normal" style:font-weight-complex="normal"/>
    </style:style>
    <style:style style:name="T18" style:family="text">
      <style:text-properties fo:font-weight="normal" officeooo:rsid="05452289" style:font-weight-asian="normal" style:font-weight-complex="normal"/>
    </style:style>
    <style:style style:name="T19" style:family="text">
      <style:text-properties fo:font-weight="normal" officeooo:rsid="05486375" style:font-weight-asian="normal" style:font-weight-complex="normal"/>
    </style:style>
    <style:style style:name="T20" style:family="text">
      <style:text-properties fo:font-weight="normal" officeooo:rsid="0699c527" style:font-weight-asian="normal" style:font-weight-complex="normal"/>
    </style:style>
    <style:style style:name="T21" style:family="text">
      <style:text-properties fo:font-weight="normal" officeooo:rsid="069a0868" style:font-weight-asian="normal" style:font-weight-complex="normal"/>
    </style:style>
    <style:style style:name="T22" style:family="text">
      <style:text-properties fo:font-weight="normal" officeooo:rsid="06de3436" style:font-weight-asian="normal" style:font-weight-complex="normal"/>
    </style:style>
    <style:style style:name="T23" style:family="text">
      <style:text-properties fo:font-weight="normal" officeooo:rsid="06f66ded" style:font-weight-asian="normal" style:font-weight-complex="normal"/>
    </style:style>
    <style:style style:name="T24" style:family="text">
      <style:text-properties fo:font-weight="normal" officeooo:rsid="0707c051" style:font-weight-asian="normal" style:font-weight-complex="normal"/>
    </style:style>
    <style:style style:name="T25" style:family="text">
      <style:text-properties fo:font-weight="normal" officeooo:rsid="0733225e" style:font-weight-asian="normal" style:font-weight-complex="normal"/>
    </style:style>
    <style:style style:name="T26" style:family="text">
      <style:text-properties fo:font-weight="normal" officeooo:rsid="075aa9fe" style:font-weight-asian="normal" style:font-weight-complex="normal"/>
    </style:style>
    <style:style style:name="T27" style:family="text">
      <style:text-properties fo:font-weight="normal" officeooo:rsid="077070cb" style:font-weight-asian="normal" style:font-weight-complex="normal"/>
    </style:style>
    <style:style style:name="T28" style:family="text">
      <style:text-properties fo:font-weight="normal" officeooo:rsid="07fa9853" style:font-weight-asian="normal" style:font-weight-complex="normal"/>
    </style:style>
    <style:style style:name="T29" style:family="text">
      <style:text-properties fo:font-weight="normal" officeooo:rsid="07fceba0" style:font-weight-asian="normal" style:font-weight-complex="normal"/>
    </style:style>
    <style:style style:name="T30" style:family="text">
      <style:text-properties fo:font-weight="normal" officeooo:rsid="0824da02" style:font-weight-asian="normal" style:font-weight-complex="normal"/>
    </style:style>
    <style:style style:name="T31" style:family="text">
      <style:text-properties fo:font-weight="normal" officeooo:rsid="0953ec25" style:font-weight-asian="normal" style:font-weight-complex="normal"/>
    </style:style>
    <style:style style:name="T32" style:family="text">
      <style:text-properties fo:font-weight="normal" officeooo:rsid="0997e212" style:font-weight-asian="normal" style:font-weight-complex="normal"/>
    </style:style>
    <style:style style:name="T33" style:family="text">
      <style:text-properties fo:font-weight="normal" officeooo:rsid="099c19a4" style:font-weight-asian="normal" style:font-weight-complex="normal"/>
    </style:style>
    <style:style style:name="T34" style:family="text">
      <style:text-properties fo:font-weight="normal" officeooo:rsid="0aba5f19" style:font-weight-asian="normal" style:font-weight-complex="normal"/>
    </style:style>
    <style:style style:name="T35" style:family="text">
      <style:text-properties fo:font-weight="normal" officeooo:rsid="06d76c3a" style:font-weight-asian="normal" style:font-weight-complex="normal"/>
    </style:style>
    <style:style style:name="T36" style:family="text">
      <style:text-properties fo:font-weight="normal" officeooo:rsid="0abf804a" style:font-weight-asian="normal" style:font-weight-complex="normal"/>
    </style:style>
    <style:style style:name="T37" style:family="text">
      <style:text-properties fo:font-weight="normal" officeooo:rsid="0ade38ed" style:font-weight-asian="normal" style:font-weight-complex="normal"/>
    </style:style>
    <style:style style:name="T38" style:family="text">
      <style:text-properties fo:font-weight="normal" officeooo:rsid="0ae38167" style:font-weight-asian="normal" style:font-weight-complex="normal"/>
    </style:style>
    <style:style style:name="T39" style:family="text">
      <style:text-properties fo:font-weight="normal" officeooo:rsid="0ae42245" style:font-weight-asian="normal" style:font-weight-complex="normal"/>
    </style:style>
    <style:style style:name="T40" style:family="text">
      <style:text-properties fo:font-weight="normal" officeooo:rsid="0b4e566e" style:font-weight-asian="normal" style:font-weight-complex="normal"/>
    </style:style>
    <style:style style:name="T41" style:family="text">
      <style:text-properties fo:font-weight="normal" officeooo:rsid="078a4f7f" style:font-weight-asian="normal" style:font-weight-complex="normal"/>
    </style:style>
    <style:style style:name="T42" style:family="text">
      <style:text-properties fo:font-weight="normal" officeooo:rsid="09376041" style:font-weight-asian="normal" style:font-weight-complex="normal"/>
    </style:style>
    <style:style style:name="T43" style:family="text">
      <style:text-properties fo:font-weight="normal" officeooo:rsid="076cbfaa" style:font-weight-asian="normal" style:font-weight-complex="normal"/>
    </style:style>
    <style:style style:name="T44" style:family="text">
      <style:text-properties fo:font-weight="normal" officeooo:rsid="0771f9c5" style:font-weight-asian="normal" style:font-weight-complex="normal"/>
    </style:style>
    <style:style style:name="T45" style:family="text">
      <style:text-properties fo:font-weight="normal" officeooo:rsid="082aad2e" style:font-weight-asian="normal" style:font-weight-complex="normal"/>
    </style:style>
    <style:style style:name="T46" style:family="text">
      <style:text-properties fo:font-weight="normal" officeooo:rsid="0b51e14d" style:font-weight-asian="normal" style:font-weight-complex="normal"/>
    </style:style>
    <style:style style:name="T47" style:family="text">
      <style:text-properties fo:font-weight="normal" officeooo:rsid="0b50ebe3" style:font-weight-asian="normal" style:font-weight-complex="normal"/>
    </style:style>
    <style:style style:name="T48" style:family="text">
      <style:text-properties fo:font-weight="normal" officeooo:rsid="0b8a45cf" style:font-weight-asian="normal" style:font-weight-complex="normal"/>
    </style:style>
    <style:style style:name="T49" style:family="text">
      <style:text-properties fo:font-weight="normal" officeooo:rsid="0b8beb29" style:font-weight-asian="normal" style:font-weight-complex="normal"/>
    </style:style>
    <style:style style:name="T50" style:family="text">
      <style:text-properties fo:font-weight="normal" officeooo:rsid="0b8cd074" style:font-weight-asian="normal" style:font-weight-complex="normal"/>
    </style:style>
    <style:style style:name="T51" style:family="text">
      <style:text-properties fo:font-weight="normal" officeooo:rsid="0b8e806c" style:font-weight-asian="normal" style:font-weight-complex="normal"/>
    </style:style>
    <style:style style:name="T52" style:family="text">
      <style:text-properties fo:font-weight="normal" officeooo:rsid="0b8f9dca" style:font-weight-asian="normal" style:font-weight-complex="normal"/>
    </style:style>
    <style:style style:name="T53" style:family="text">
      <style:text-properties fo:font-weight="normal" officeooo:rsid="0b91232f" style:font-weight-asian="normal" style:font-weight-complex="normal"/>
    </style:style>
    <style:style style:name="T54" style:family="text">
      <style:text-properties fo:font-weight="normal" officeooo:rsid="0b931332" style:font-weight-asian="normal" style:font-weight-complex="normal"/>
    </style:style>
    <style:style style:name="T55" style:family="text">
      <style:text-properties fo:font-weight="normal" officeooo:rsid="0b9a03c2" style:font-weight-asian="normal" style:font-weight-complex="normal"/>
    </style:style>
    <style:style style:name="T56" style:family="text">
      <style:text-properties fo:font-weight="normal" officeooo:rsid="0b9b04cb" style:font-weight-asian="normal" style:font-weight-complex="normal"/>
    </style:style>
    <style:style style:name="T57" style:family="text">
      <style:text-properties fo:font-weight="normal" officeooo:rsid="0bc23b67" style:font-weight-asian="normal" style:font-weight-complex="normal"/>
    </style:style>
    <style:style style:name="T58" style:family="text">
      <style:text-properties fo:font-weight="normal" officeooo:rsid="0bd01819" style:font-weight-asian="normal" style:font-weight-complex="normal"/>
    </style:style>
    <style:style style:name="T59" style:family="text">
      <style:text-properties fo:font-weight="normal" officeooo:rsid="0bdf40ac" style:font-weight-asian="normal" style:font-weight-complex="normal"/>
    </style:style>
    <style:style style:name="T60" style:family="text">
      <style:text-properties fo:font-weight="normal" officeooo:rsid="0be5537d" style:font-weight-asian="normal" style:font-weight-complex="normal"/>
    </style:style>
    <style:style style:name="T61" style:family="text">
      <style:text-properties fo:font-weight="normal" officeooo:rsid="0be6da61" style:font-weight-asian="normal" style:font-weight-complex="normal"/>
    </style:style>
    <style:style style:name="T62" style:family="text">
      <style:text-properties fo:font-weight="normal" officeooo:rsid="098819c9" style:font-weight-asian="normal" style:font-weight-complex="normal"/>
    </style:style>
    <style:style style:name="T63" style:family="text">
      <style:text-properties fo:font-weight="normal" officeooo:rsid="08235ec5" style:font-weight-asian="normal" style:font-weight-complex="normal"/>
    </style:style>
    <style:style style:name="T64" style:family="text">
      <style:text-properties fo:font-weight="normal" officeooo:rsid="0be9f343" style:font-weight-asian="normal" style:font-weight-complex="normal"/>
    </style:style>
    <style:style style:name="T65" style:family="text">
      <style:text-properties fo:font-weight="normal" officeooo:rsid="0beb0271" style:font-weight-asian="normal" style:font-weight-complex="normal"/>
    </style:style>
    <style:style style:name="T66" style:family="text">
      <style:text-properties fo:font-weight="normal" officeooo:rsid="0bec1481" style:font-weight-asian="normal" style:font-weight-complex="normal"/>
    </style:style>
    <style:style style:name="T67" style:family="text">
      <style:text-properties fo:font-weight="normal" officeooo:rsid="0bec65be" style:font-weight-asian="normal" style:font-weight-complex="normal"/>
    </style:style>
    <style:style style:name="T68" style:family="text">
      <style:text-properties fo:font-weight="normal" officeooo:rsid="0bed82a4" style:font-weight-asian="normal" style:font-weight-complex="normal"/>
    </style:style>
    <style:style style:name="T69" style:family="text">
      <style:text-properties fo:font-weight="normal" officeooo:rsid="0c0a21c0" style:font-weight-asian="normal" style:font-weight-complex="normal"/>
    </style:style>
    <style:style style:name="T70" style:family="text">
      <style:text-properties fo:font-weight="normal" officeooo:rsid="0c0b8020" style:font-weight-asian="normal" style:font-weight-complex="normal"/>
    </style:style>
    <style:style style:name="T71" style:family="text">
      <style:text-properties fo:font-weight="normal" officeooo:rsid="0c0e8d81" style:font-weight-asian="normal" style:font-weight-complex="normal"/>
    </style:style>
    <style:style style:name="T72" style:family="text">
      <style:text-properties fo:font-weight="normal" officeooo:rsid="0c101487" style:font-weight-asian="normal" style:font-weight-complex="normal"/>
    </style:style>
    <style:style style:name="T73" style:family="text">
      <style:text-properties fo:font-weight="normal" officeooo:rsid="0c24bbcc" style:font-weight-asian="normal" style:font-weight-complex="normal"/>
    </style:style>
    <style:style style:name="T74" style:family="text">
      <style:text-properties fo:font-weight="normal" officeooo:rsid="0c250b37" style:font-weight-asian="normal" style:font-weight-complex="normal"/>
    </style:style>
    <style:style style:name="T75" style:family="text">
      <style:text-properties fo:font-weight="normal" officeooo:rsid="0c2816d0" style:font-weight-asian="normal" style:font-weight-complex="normal"/>
    </style:style>
    <style:style style:name="T76" style:family="text">
      <style:text-properties fo:font-weight="normal" officeooo:rsid="0c2b2a4e" style:font-weight-asian="normal" style:font-weight-complex="normal"/>
    </style:style>
    <style:style style:name="T77" style:family="text">
      <style:text-properties fo:font-weight="normal" officeooo:rsid="0c2e507e" style:font-weight-asian="normal" style:font-weight-complex="normal"/>
    </style:style>
    <style:style style:name="T78" style:family="text">
      <style:text-properties fo:font-weight="normal" officeooo:rsid="0c4beff9" style:font-weight-asian="normal" style:font-weight-complex="normal"/>
    </style:style>
    <style:style style:name="T79" style:family="text">
      <style:text-properties fo:font-weight="normal" officeooo:rsid="0c4cbfdf" style:font-weight-asian="normal" style:font-weight-complex="normal"/>
    </style:style>
    <style:style style:name="T80" style:family="text">
      <style:text-properties fo:font-weight="normal" officeooo:rsid="0c4e29e2" style:font-weight-asian="normal" style:font-weight-complex="normal"/>
    </style:style>
    <style:style style:name="T81" style:family="text">
      <style:text-properties fo:font-weight="normal" officeooo:rsid="0c4f07c7" style:font-weight-asian="normal" style:font-weight-complex="normal"/>
    </style:style>
    <style:style style:name="T82" style:family="text">
      <style:text-properties fo:font-weight="normal" officeooo:rsid="0c51f4f3" style:font-weight-asian="normal" style:font-weight-complex="normal"/>
    </style:style>
    <style:style style:name="T83" style:family="text">
      <style:text-properties fo:font-weight="normal" officeooo:rsid="0c5b8245" style:font-weight-asian="normal" style:font-weight-complex="normal"/>
    </style:style>
    <style:style style:name="T84" style:family="text">
      <style:text-properties fo:font-weight="normal" officeooo:rsid="0c7e4450" style:font-weight-asian="normal" style:font-weight-complex="normal"/>
    </style:style>
    <style:style style:name="T85" style:family="text">
      <style:text-properties fo:font-weight="normal" officeooo:rsid="0c8bb460" style:font-weight-asian="normal" style:font-weight-complex="normal"/>
    </style:style>
    <style:style style:name="T86" style:family="text">
      <style:text-properties fo:font-weight="normal" officeooo:rsid="0c8c29bd" style:font-weight-asian="normal" style:font-weight-complex="normal"/>
    </style:style>
    <style:style style:name="T87" style:family="text">
      <style:text-properties fo:font-weight="normal" officeooo:rsid="0c8c29fb" style:font-weight-asian="normal" style:font-weight-complex="normal"/>
    </style:style>
    <style:style style:name="T88" style:family="text">
      <style:text-properties fo:font-weight="normal" officeooo:rsid="0c90a8d3" style:font-weight-asian="normal" style:font-weight-complex="normal"/>
    </style:style>
    <style:style style:name="T89" style:family="text">
      <style:text-properties fo:font-weight="normal" officeooo:rsid="0cbdea33" style:font-weight-asian="normal" style:font-weight-complex="normal"/>
    </style:style>
    <style:style style:name="T90" style:family="text">
      <style:text-properties fo:font-weight="normal" officeooo:rsid="0cbe83bf" style:font-weight-asian="normal" style:font-weight-complex="normal"/>
    </style:style>
    <style:style style:name="T91" style:family="text">
      <style:text-properties fo:font-weight="normal" officeooo:rsid="0cbe8fa9" style:font-weight-asian="normal" style:font-weight-complex="normal"/>
    </style:style>
    <style:style style:name="T92" style:family="text">
      <style:text-properties fo:font-weight="normal" officeooo:rsid="0cd501ec" style:font-weight-asian="normal" style:font-weight-complex="normal"/>
    </style:style>
    <style:style style:name="T93" style:family="text">
      <style:text-properties fo:font-weight="normal" officeooo:rsid="0cd700b9" style:font-weight-asian="normal" style:font-weight-complex="normal"/>
    </style:style>
    <style:style style:name="T94" style:family="text">
      <style:text-properties fo:font-weight="normal" officeooo:rsid="0cd8fd1d" style:font-weight-asian="normal" style:font-weight-complex="normal"/>
    </style:style>
    <style:style style:name="T95" style:family="text">
      <style:text-properties fo:font-weight="normal" officeooo:rsid="0cd91049" style:font-weight-asian="normal" style:font-weight-complex="normal"/>
    </style:style>
    <style:style style:name="T96" style:family="text">
      <style:text-properties fo:font-weight="normal" officeooo:rsid="0ce6b0f1" style:font-weight-asian="normal" style:font-weight-complex="normal"/>
    </style:style>
    <style:style style:name="T97" style:family="text">
      <style:text-properties fo:font-weight="normal" officeooo:rsid="0cea11a1" style:font-weight-asian="normal" style:font-weight-complex="normal"/>
    </style:style>
    <style:style style:name="T98" style:family="text">
      <style:text-properties fo:font-weight="normal" officeooo:rsid="0cffda93" style:font-weight-asian="normal" style:font-weight-complex="normal"/>
    </style:style>
    <style:style style:name="T99" style:family="text">
      <style:text-properties fo:font-weight="normal" officeooo:rsid="0d001b55" style:font-weight-asian="normal" style:font-weight-complex="normal"/>
    </style:style>
    <style:style style:name="T100" style:family="text">
      <style:text-properties fo:font-weight="normal" officeooo:rsid="0d016f71" style:font-weight-asian="normal" style:font-weight-complex="normal"/>
    </style:style>
    <style:style style:name="T101" style:family="text">
      <style:text-properties fo:font-weight="normal" officeooo:rsid="0d0209d5" style:font-weight-asian="normal" style:font-weight-complex="normal"/>
    </style:style>
    <style:style style:name="T102" style:family="text">
      <style:text-properties fo:font-weight="normal" officeooo:rsid="0d02b9da" style:font-weight-asian="normal" style:font-weight-complex="normal"/>
    </style:style>
    <style:style style:name="T103" style:family="text">
      <style:text-properties fo:font-weight="normal" officeooo:rsid="0d02cda6" style:font-weight-asian="normal" style:font-weight-complex="normal"/>
    </style:style>
    <style:style style:name="T104" style:family="text">
      <style:text-properties fo:font-weight="normal" officeooo:rsid="0d08fd99" style:font-weight-asian="normal" style:font-weight-complex="normal"/>
    </style:style>
    <style:style style:name="T105" style:family="text">
      <style:text-properties fo:font-weight="normal" officeooo:rsid="0d0ae145" style:font-weight-asian="normal" style:font-weight-complex="normal"/>
    </style:style>
    <style:style style:name="T106" style:family="text">
      <style:text-properties fo:font-weight="normal" officeooo:rsid="0d0caeeb" style:font-weight-asian="normal" style:font-weight-complex="normal"/>
    </style:style>
    <style:style style:name="T107" style:family="text">
      <style:text-properties fo:font-weight="normal" officeooo:rsid="0d182812" style:font-weight-asian="normal" style:font-weight-complex="normal"/>
    </style:style>
    <style:style style:name="T108" style:family="text">
      <style:text-properties fo:font-weight="normal" officeooo:rsid="0d1a0d0d" style:font-weight-asian="normal" style:font-weight-complex="normal"/>
    </style:style>
    <style:style style:name="T109" style:family="text">
      <style:text-properties fo:font-weight="normal" officeooo:rsid="0d2a70b8" style:font-weight-asian="normal" style:font-weight-complex="normal"/>
    </style:style>
    <style:style style:name="T110" style:family="text">
      <style:text-properties fo:font-weight="normal" officeooo:rsid="0d30fb35" style:font-weight-asian="normal" style:font-weight-complex="normal"/>
    </style:style>
    <style:style style:name="T111" style:family="text">
      <style:text-properties fo:font-weight="normal" officeooo:rsid="0d31e4e8" style:font-weight-asian="normal" style:font-weight-complex="normal"/>
    </style:style>
    <style:style style:name="T112" style:family="text">
      <style:text-properties fo:font-weight="normal" officeooo:rsid="0d334f65" style:font-weight-asian="normal" style:font-weight-complex="normal"/>
    </style:style>
    <style:style style:name="T113" style:family="text">
      <style:text-properties fo:font-weight="normal" officeooo:rsid="0d3e8e7f" style:font-weight-asian="normal" style:font-weight-complex="normal"/>
    </style:style>
    <style:style style:name="T114" style:family="text">
      <style:text-properties fo:font-weight="normal" officeooo:rsid="0d41fb13" style:font-weight-asian="normal" style:font-weight-complex="normal"/>
    </style:style>
    <style:style style:name="T115" style:family="text">
      <style:text-properties fo:font-weight="normal" officeooo:rsid="0d446fdf" style:font-weight-asian="normal" style:font-weight-complex="normal"/>
    </style:style>
    <style:style style:name="T116" style:family="text">
      <style:text-properties fo:font-weight="normal" officeooo:rsid="0d4583f3" style:font-weight-asian="normal" style:font-weight-complex="normal"/>
    </style:style>
    <style:style style:name="T117" style:family="text">
      <style:text-properties fo:font-weight="normal" officeooo:rsid="0d470855" style:font-weight-asian="normal" style:font-weight-complex="normal"/>
    </style:style>
    <style:style style:name="T118" style:family="text">
      <style:text-properties fo:font-weight="normal" officeooo:rsid="0d4a38fd" style:font-weight-asian="normal" style:font-weight-complex="normal"/>
    </style:style>
    <style:style style:name="T119" style:family="text">
      <style:text-properties fo:font-weight="normal" officeooo:rsid="0d4dca26" style:font-weight-asian="normal" style:font-weight-complex="normal"/>
    </style:style>
    <style:style style:name="T120" style:family="text">
      <style:text-properties fo:font-weight="normal" officeooo:rsid="0d4f161d" style:font-weight-asian="normal" style:font-weight-complex="normal"/>
    </style:style>
    <style:style style:name="T121" style:family="text">
      <style:text-properties fo:font-weight="normal" officeooo:rsid="0d4fe65a" style:font-weight-asian="normal" style:font-weight-complex="normal"/>
    </style:style>
    <style:style style:name="T122" style:family="text">
      <style:text-properties fo:font-weight="normal" officeooo:rsid="0d581406" style:font-weight-asian="normal" style:font-weight-complex="normal"/>
    </style:style>
    <style:style style:name="T123" style:family="text">
      <style:text-properties fo:font-weight="normal" officeooo:rsid="0d5a13d6" style:font-weight-asian="normal" style:font-weight-complex="normal"/>
    </style:style>
    <style:style style:name="T124" style:family="text">
      <style:text-properties fo:font-weight="normal" officeooo:rsid="0d76e77d" style:font-weight-asian="normal" style:font-weight-complex="normal"/>
    </style:style>
    <style:style style:name="T125" style:family="text">
      <style:text-properties fo:font-weight="normal" officeooo:rsid="0d7fcdca" style:font-weight-asian="normal" style:font-weight-complex="normal"/>
    </style:style>
    <style:style style:name="T126" style:family="text">
      <style:text-properties fo:font-weight="normal" officeooo:rsid="0d8543fe" style:font-weight-asian="normal" style:font-weight-complex="normal"/>
    </style:style>
    <style:style style:name="T127" style:family="text">
      <style:text-properties fo:font-weight="normal" officeooo:rsid="0d8665af" style:font-weight-asian="normal" style:font-weight-complex="normal"/>
    </style:style>
    <style:style style:name="T128" style:family="text">
      <style:text-properties fo:font-weight="normal" officeooo:rsid="0d9171ab" style:font-weight-asian="normal" style:font-weight-complex="normal"/>
    </style:style>
    <style:style style:name="T129" style:family="text">
      <style:text-properties fo:font-weight="normal" officeooo:rsid="0dd1d844" style:font-weight-asian="normal" style:font-weight-complex="normal"/>
    </style:style>
    <style:style style:name="T130" style:family="text">
      <style:text-properties fo:font-weight="normal" officeooo:rsid="0dd846e9" style:font-weight-asian="normal" style:font-weight-complex="normal"/>
    </style:style>
    <style:style style:name="T131" style:family="text">
      <style:text-properties fo:font-weight="normal" officeooo:rsid="0de165f2" style:font-weight-asian="normal" style:font-weight-complex="normal"/>
    </style:style>
    <style:style style:name="T132" style:family="text">
      <style:text-properties fo:font-weight="normal" officeooo:rsid="0dd83591" style:font-weight-asian="normal" style:font-weight-complex="normal"/>
    </style:style>
    <style:style style:name="T133" style:family="text">
      <style:text-properties fo:font-weight="normal" officeooo:rsid="0df51139" style:font-weight-asian="normal" style:font-weight-complex="normal"/>
    </style:style>
    <style:style style:name="T134" style:family="text">
      <style:text-properties fo:font-weight="normal" officeooo:rsid="0e053d55" style:font-weight-asian="normal" style:font-weight-complex="normal"/>
    </style:style>
    <style:style style:name="T135" style:family="text">
      <style:text-properties fo:font-weight="normal" officeooo:rsid="0e334599" style:font-weight-asian="normal" style:font-weight-complex="normal"/>
    </style:style>
    <style:style style:name="T136" style:family="text">
      <style:text-properties fo:font-weight="normal" officeooo:rsid="0e3461c7" style:font-weight-asian="normal" style:font-weight-complex="normal"/>
    </style:style>
    <style:style style:name="T137" style:family="text">
      <style:text-properties fo:font-weight="normal" officeooo:rsid="0e35db26" style:font-weight-asian="normal" style:font-weight-complex="normal"/>
    </style:style>
    <style:style style:name="T138" style:family="text">
      <style:text-properties fo:font-weight="normal" officeooo:rsid="0e37f923" style:font-weight-asian="normal" style:font-weight-complex="normal"/>
    </style:style>
    <style:style style:name="T139" style:family="text">
      <style:text-properties fo:font-weight="normal" officeooo:rsid="0e38f21e" style:font-weight-asian="normal" style:font-weight-complex="normal"/>
    </style:style>
    <style:style style:name="T140" style:family="text">
      <style:text-properties fo:font-weight="normal" officeooo:rsid="0e3c7ad2" style:font-weight-asian="normal" style:font-weight-complex="normal"/>
    </style:style>
    <style:style style:name="T141" style:family="text">
      <style:text-properties fo:font-weight="normal" officeooo:rsid="0e3efb2b" style:font-weight-asian="normal" style:font-weight-complex="normal"/>
    </style:style>
    <style:style style:name="T142" style:family="text">
      <style:text-properties fo:font-weight="normal" officeooo:rsid="0e42ad18" style:font-weight-asian="normal" style:font-weight-complex="normal"/>
    </style:style>
    <style:style style:name="T143" style:family="text">
      <style:text-properties fo:font-weight="normal" officeooo:rsid="0e431e8f" style:font-weight-asian="normal" style:font-weight-complex="normal"/>
    </style:style>
    <style:style style:name="T144" style:family="text">
      <style:text-properties fo:font-weight="normal" officeooo:rsid="0e5f1324" style:font-weight-asian="normal" style:font-weight-complex="normal"/>
    </style:style>
    <style:style style:name="T145" style:family="text">
      <style:text-properties fo:font-weight="normal" officeooo:rsid="0e76199e" style:font-weight-asian="normal" style:font-weight-complex="normal"/>
    </style:style>
    <style:style style:name="T146" style:family="text">
      <style:text-properties fo:font-weight="normal" officeooo:rsid="0e783b37" style:font-weight-asian="normal" style:font-weight-complex="normal"/>
    </style:style>
    <style:style style:name="T147" style:family="text">
      <style:text-properties fo:font-weight="normal" officeooo:rsid="0e794ccd" style:font-weight-asian="normal" style:font-weight-complex="normal"/>
    </style:style>
    <style:style style:name="T148" style:family="text">
      <style:text-properties fo:font-weight="normal" officeooo:rsid="0e852fa0" style:font-weight-asian="normal" style:font-weight-complex="normal"/>
    </style:style>
    <style:style style:name="T149" style:family="text">
      <style:text-properties fo:font-weight="normal" officeooo:rsid="0e86ef7f" style:font-weight-asian="normal" style:font-weight-complex="normal"/>
    </style:style>
    <style:style style:name="T150" style:family="text">
      <style:text-properties fo:font-weight="normal" officeooo:rsid="0e878ca9" style:font-weight-asian="normal" style:font-weight-complex="normal"/>
    </style:style>
    <style:style style:name="T151" style:family="text">
      <style:text-properties fo:font-weight="normal" officeooo:rsid="0e885eae" style:font-weight-asian="normal" style:font-weight-complex="normal"/>
    </style:style>
    <style:style style:name="T152" style:family="text">
      <style:text-properties fo:font-weight="normal" officeooo:rsid="0e8aa257" style:font-weight-asian="normal" style:font-weight-complex="normal"/>
    </style:style>
    <style:style style:name="T153" style:family="text">
      <style:text-properties fo:font-weight="normal" officeooo:rsid="0e8ac9c9" style:font-weight-asian="normal" style:font-weight-complex="normal"/>
    </style:style>
    <style:style style:name="T154" style:family="text">
      <style:text-properties fo:font-weight="normal" officeooo:rsid="0e8b9fce" style:font-weight-asian="normal" style:font-weight-complex="normal"/>
    </style:style>
    <style:style style:name="T155" style:family="text">
      <style:text-properties fo:font-weight="normal" officeooo:rsid="0e8ce19d" style:font-weight-asian="normal" style:font-weight-complex="normal"/>
    </style:style>
    <style:style style:name="T156" style:family="text">
      <style:text-properties fo:font-weight="normal" officeooo:rsid="0e8ea515" style:font-weight-asian="normal" style:font-weight-complex="normal"/>
    </style:style>
    <style:style style:name="T157" style:family="text">
      <style:text-properties fo:font-weight="normal" officeooo:rsid="0e90d190" style:font-weight-asian="normal" style:font-weight-complex="normal"/>
    </style:style>
    <style:style style:name="T158" style:family="text">
      <style:text-properties fo:font-weight="normal" officeooo:rsid="0e933086" style:font-weight-asian="normal" style:font-weight-complex="normal"/>
    </style:style>
    <style:style style:name="T159" style:family="text">
      <style:text-properties fo:font-weight="normal" officeooo:rsid="0e93325d" style:font-weight-asian="normal" style:font-weight-complex="normal"/>
    </style:style>
    <style:style style:name="T160" style:family="text">
      <style:text-properties fo:font-weight="normal" officeooo:rsid="0e94d011" style:font-weight-asian="normal" style:font-weight-complex="normal"/>
    </style:style>
    <style:style style:name="T161" style:family="text">
      <style:text-properties fo:font-weight="normal" officeooo:rsid="0e968f76" style:font-weight-asian="normal" style:font-weight-complex="normal"/>
    </style:style>
    <style:style style:name="T162" style:family="text">
      <style:text-properties fo:font-weight="normal" officeooo:rsid="0e98fb1e" style:font-weight-asian="normal" style:font-weight-complex="normal"/>
    </style:style>
    <style:style style:name="T1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22da1e3" style:font-style-asian="normal" style:font-style-complex="normal"/>
    </style:style>
    <style:style style:name="T167" style:family="text">
      <style:text-properties fo:font-style="normal" officeooo:rsid="027a31ad" style:font-style-asian="normal" style:font-style-complex="normal"/>
    </style:style>
    <style:style style:name="T168" style:family="text">
      <style:text-properties fo:font-style="normal" officeooo:rsid="027b4658" style:font-style-asian="normal" style:font-style-complex="normal"/>
    </style:style>
    <style:style style:name="T169" style:family="text">
      <style:text-properties fo:font-style="normal" officeooo:rsid="0278b763" style:font-style-asian="normal" style:font-style-complex="normal"/>
    </style:style>
    <style:style style:name="T170" style:family="text">
      <style:text-properties fo:font-style="normal" officeooo:rsid="0291b3ef" style:font-style-asian="normal" style:font-style-complex="normal"/>
    </style:style>
    <style:style style:name="T171" style:family="text">
      <style:text-properties fo:font-style="normal" officeooo:rsid="028b168c" style:font-style-asian="normal" style:font-style-complex="normal"/>
    </style:style>
    <style:style style:name="T172" style:family="text">
      <style:text-properties fo:font-style="normal" officeooo:rsid="06a0b570" style:font-style-asian="normal" style:font-style-complex="normal"/>
    </style:style>
    <style:style style:name="T173" style:family="text">
      <style:text-properties fo:font-style="normal" officeooo:rsid="06a0cdc4" style:font-style-asian="normal" style:font-style-complex="normal"/>
    </style:style>
    <style:style style:name="T174" style:family="text">
      <style:text-properties fo:font-style="normal" officeooo:rsid="06a10196" style:font-style-asian="normal" style:font-style-complex="normal"/>
    </style:style>
    <style:style style:name="T175" style:family="text">
      <style:text-properties fo:font-style="normal" officeooo:rsid="0b5a5c7f" style:font-style-asian="normal" style:font-style-complex="normal"/>
    </style:style>
    <style:style style:name="T176" style:family="text">
      <style:text-properties fo:font-style="normal" officeooo:rsid="0dd83591" style:font-style-asian="normal" style:font-style-complex="normal"/>
    </style:style>
    <style:style style:name="T1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3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35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36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41" style:family="text">
      <style:text-properties officeooo:rsid="06d76c3a"/>
    </style:style>
    <style:style style:name="T242" style:family="text">
      <style:text-properties style:font-name="Sans-serif"/>
    </style:style>
    <style:style style:name="T243" style:family="text">
      <style:text-properties style:font-name="Sans-serif" fo:font-weight="normal" style:font-weight-asian="normal" style:font-weight-complex="normal"/>
    </style:style>
    <style:style style:name="T244" style:family="text">
      <style:text-properties style:font-name="Sans-serif" fo:font-weight="normal" officeooo:rsid="077070cb" style:font-weight-asian="normal" style:font-weight-complex="normal"/>
    </style:style>
    <style:style style:name="T245" style:family="text">
      <style:text-properties style:font-name="Sans-serif" fo:font-weight="normal" officeooo:rsid="0771f9c5" style:font-weight-asian="normal" style:font-weight-complex="normal"/>
    </style:style>
    <style:style style:name="T246" style:family="text">
      <style:text-properties style:font-name="Sans-serif" fo:font-weight="normal" officeooo:rsid="085bc3a8" style:font-weight-asian="normal" style:font-weight-complex="normal"/>
    </style:style>
    <style:style style:name="T247" style:family="text">
      <style:text-properties style:font-name="Sans-serif" fo:font-weight="normal" officeooo:rsid="076cbfaa" style:font-weight-asian="normal" style:font-weight-complex="normal"/>
    </style:style>
    <style:style style:name="T248" style:family="text">
      <style:text-properties style:font-name="Sans-serif" fo:font-weight="normal" officeooo:rsid="0782aa9e" style:font-weight-asian="normal" style:font-weight-complex="normal"/>
    </style:style>
    <style:style style:name="T249" style:family="text">
      <style:text-properties style:font-name="Sans-serif" fo:font-weight="normal" officeooo:rsid="08238c6e" style:font-weight-asian="normal" style:font-weight-complex="normal"/>
    </style:style>
    <style:style style:name="T250" style:family="text">
      <style:text-properties style:font-name="Sans-serif" fo:font-weight="normal" officeooo:rsid="085da823" style:font-weight-asian="normal" style:font-weight-complex="normal"/>
    </style:style>
    <style:style style:name="T251" style:family="text">
      <style:text-properties style:font-name="Sans-serif" fo:font-weight="normal" officeooo:rsid="0ab0d59d" style:font-weight-asian="normal" style:font-weight-complex="normal"/>
    </style:style>
    <style:style style:name="T252" style:family="text">
      <style:text-properties style:font-name="Sans-serif" fo:font-weight="normal" officeooo:rsid="0b6a5b4c" style:font-weight-asian="normal" style:font-weight-complex="normal"/>
    </style:style>
    <style:style style:name="T253" style:family="text">
      <style:text-properties style:font-name="Sans-serif" fo:font-weight="normal" officeooo:rsid="0b7c9f43" style:font-weight-asian="normal" style:font-weight-complex="normal"/>
    </style:style>
    <style:style style:name="T254" style:family="text">
      <style:text-properties style:font-name="Sans-serif" fo:font-weight="normal" officeooo:rsid="0c3cf076" style:font-weight-asian="normal" style:font-weight-complex="normal"/>
    </style:style>
    <style:style style:name="T255" style:family="text">
      <style:text-properties style:font-name="Sans-serif" fo:font-weight="normal" officeooo:rsid="0c3ee0cd" style:font-weight-asian="normal" style:font-weight-complex="normal"/>
    </style:style>
    <style:style style:name="T256" style:family="text">
      <style:text-properties style:font-name="Sans-serif" fo:font-weight="normal" officeooo:rsid="0c492c3e" style:font-weight-asian="normal" style:font-weight-complex="normal"/>
    </style:style>
    <style:style style:name="T257" style:family="text">
      <style:text-properties style:font-name="Sans-serif" fo:font-weight="normal" officeooo:rsid="0c4b18da" style:font-weight-asian="normal" style:font-weight-complex="normal"/>
    </style:style>
    <style:style style:name="T258" style:family="text">
      <style:text-properties style:font-name="Sans-serif" fo:font-weight="normal" officeooo:rsid="0cc59636" style:font-weight-asian="normal" style:font-weight-complex="normal"/>
    </style:style>
    <style:style style:name="T259" style:family="text">
      <style:text-properties style:font-name="Sans-serif" fo:font-weight="normal" officeooo:rsid="0dcf9a2b" style:font-weight-asian="normal" style:font-weight-complex="normal"/>
    </style:style>
    <style:style style:name="T260" style:family="text">
      <style:text-properties style:font-name="Sans-serif" fo:font-weight="normal" officeooo:rsid="0defd8d2" style:font-weight-asian="normal" style:font-weight-complex="normal"/>
    </style:style>
    <style:style style:name="T261" style:family="text">
      <style:text-properties style:font-name="Sans-serif" fo:font-weight="normal" officeooo:rsid="0e1e9ed6" style:font-weight-asian="normal" style:font-weight-complex="normal"/>
    </style:style>
    <style:style style:name="T262" style:family="text">
      <style:text-properties style:font-name="Sans-serif" fo:font-weight="normal" officeooo:rsid="0e1fa4fb" style:font-weight-asian="normal" style:font-weight-complex="normal"/>
    </style:style>
    <style:style style:name="T263" style:family="text">
      <style:text-properties style:font-name="Sans-serif" fo:font-weight="normal" officeooo:rsid="0e20d97f" style:font-weight-asian="normal" style:font-weight-complex="normal"/>
    </style:style>
    <style:style style:name="T264" style:family="text">
      <style:text-properties style:font-name="Sans-serif" fo:font-weight="normal" officeooo:rsid="0e457438" style:font-weight-asian="normal" style:font-weight-complex="normal"/>
    </style:style>
    <style:style style:name="T265" style:family="text">
      <style:text-properties style:font-name="Sans-serif" fo:font-weight="bold" style:font-weight-asian="bold" style:font-weight-complex="bold"/>
    </style:style>
    <style:style style:name="T266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67" style:family="text">
      <style:text-properties style:font-name="Sans-serif" officeooo:rsid="0b5ba80f"/>
    </style:style>
    <style:style style:name="T268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69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70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71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7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73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74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75" style:family="text">
      <style:text-properties style:font-name="Sans-serif" fo:font-style="normal" style:text-underline-style="none" fo:font-weight="normal" officeooo:rsid="0e198512" style:font-style-asian="normal" style:font-weight-asian="normal" style:font-style-complex="normal" style:font-weight-complex="normal"/>
    </style:style>
    <style:style style:name="T276" style:family="text">
      <style:text-properties style:font-name="Sans-serif" officeooo:rsid="06f66ded"/>
    </style:style>
    <style:style style:name="T277" style:family="text">
      <style:text-properties fo:font-size="9pt" fo:font-weight="normal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06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307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08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309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10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11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312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313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314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15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16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317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318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319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20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21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22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323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324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25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326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27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28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29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30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31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32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33" style:family="text">
      <style:text-properties fo:font-size="9pt" fo:font-weight="normal" officeooo:rsid="0dd3222a" style:font-size-asian="9pt" style:font-weight-asian="normal" style:font-size-complex="9pt" style:font-weight-complex="normal"/>
    </style:style>
    <style:style style:name="T334" style:family="text">
      <style:text-properties fo:font-size="9pt" fo:font-weight="normal" officeooo:rsid="0df3a04d" style:font-size-asian="9pt" style:font-weight-asian="normal" style:font-size-complex="9pt" style:font-weight-complex="normal"/>
    </style:style>
    <style:style style:name="T335" style:family="text">
      <style:text-properties fo:font-size="9pt" fo:font-weight="normal" officeooo:rsid="0e490ffe" style:font-size-asian="9pt" style:font-weight-asian="normal" style:font-size-complex="9pt" style:font-weight-complex="normal"/>
    </style:style>
    <style:style style:name="T336" style:family="text">
      <style:text-properties fo:font-size="9pt" fo:font-weight="normal" officeooo:rsid="0e5fd464" style:font-size-asian="9pt" style:font-weight-asian="normal" style:font-size-complex="9pt" style:font-weight-complex="normal"/>
    </style:style>
    <style:style style:name="T337" style:family="text">
      <style:text-properties fo:font-size="9pt" fo:font-weight="normal" officeooo:rsid="0eda4e76" style:font-size-asian="9pt" style:font-weight-asian="normal" style:font-size-complex="9pt" style:font-weight-complex="normal"/>
    </style:style>
    <style:style style:name="T338" style:family="text">
      <style:text-properties fo:font-size="9pt" style:font-size-asian="9pt" style:font-size-complex="9pt"/>
    </style:style>
    <style:style style:name="T339" style:family="text">
      <style:text-properties fo:font-size="9pt" officeooo:rsid="0954d4dc" style:font-size-asian="9pt" style:font-size-complex="9pt"/>
    </style:style>
    <style:style style:name="T34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22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23" style:family="text">
      <style:text-properties fo:font-size="9pt" fo:font-style="normal" fo:font-weight="normal" officeooo:rsid="0deb940f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fo:font-weight="normal" officeooo:rsid="0def6109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fo:font-weight="normal" officeooo:rsid="0e2a713c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fo:font-weight="normal" officeooo:rsid="0e49fb5b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e4aee77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e4af7e4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e61f6ba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e62686e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e630dea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e995ae0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ebc5d4f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ed2c892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ed7542d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ed7c409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eddd76e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style:font-size-asian="9pt" style:font-style-asian="normal" style:font-size-complex="9pt" style:font-style-complex="normal"/>
    </style:style>
    <style:style style:name="T446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47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48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49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50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51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52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53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54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55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56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457" style:family="text">
      <style:text-properties fo:font-size="9pt" fo:font-style="normal" officeooo:rsid="0ecc27a1" style:font-size-asian="9pt" style:font-style-asian="normal" style:font-size-complex="9pt" style:font-style-complex="normal"/>
    </style:style>
    <style:style style:name="T45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style:text-underline-style="solid" style:text-underline-width="auto" style:text-underline-color="font-color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style:text-underline-style="solid" style:text-underline-width="auto" style:text-underline-color="font-color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style:text-underline-style="solid" style:text-underline-width="auto" style:text-underline-color="font-color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style:text-underline-style="solid" style:text-underline-width="auto" style:text-underline-color="font-color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style:text-underline-style="solid" style:text-underline-width="auto" style:text-underline-color="font-color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467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468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469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style:text-underline-style="none" fo:font-weight="normal" officeooo:rsid="0d94baaa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style:text-underline-style="none" fo:font-weight="normal" officeooo:rsid="0eba58f9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88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89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90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91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92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93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494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495" style:family="text">
      <style:text-properties officeooo:rsid="070693ee"/>
    </style:style>
    <style:style style:name="T4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97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98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499" style:family="text">
      <style:text-properties style:text-underline-style="solid" style:text-underline-width="auto" style:text-underline-color="font-color" fo:font-weight="bold" officeooo:rsid="0d7978cf" style:font-weight-asian="bold" style:font-weight-complex="bold"/>
    </style:style>
    <style:style style:name="T500" style:family="text">
      <style:text-properties style:text-underline-style="solid" style:text-underline-width="auto" style:text-underline-color="font-color" fo:font-weight="bold" officeooo:rsid="0ce6b0f1" style:font-weight-asian="bold" style:font-weight-complex="bold"/>
    </style:style>
    <style:style style:name="T501" style:family="text">
      <style:text-properties style:text-underline-style="solid" style:text-underline-width="auto" style:text-underline-color="font-color" fo:font-weight="bold" officeooo:rsid="0d78de36" style:font-weight-asian="bold" style:font-weight-complex="bold"/>
    </style:style>
    <style:style style:name="T502" style:family="text">
      <style:text-properties officeooo:rsid="0b398af2"/>
    </style:style>
    <style:style style:name="T503" style:family="text">
      <style:text-properties style:text-underline-style="none" fo:font-weight="normal" style:font-weight-asian="normal" style:font-weight-complex="normal"/>
    </style:style>
    <style:style style:name="T504" style:family="text">
      <style:text-properties style:text-underline-style="none" fo:font-weight="normal" officeooo:rsid="0b9e39c7" style:font-weight-asian="normal" style:font-weight-complex="normal"/>
    </style:style>
    <style:style style:name="T505" style:family="text">
      <style:text-properties style:text-underline-style="none" fo:font-weight="normal" officeooo:rsid="0ba0030d" style:font-weight-asian="normal" style:font-weight-complex="normal"/>
    </style:style>
    <style:style style:name="T506" style:family="text">
      <style:text-properties style:text-underline-style="none" fo:font-weight="normal" officeooo:rsid="0ba3f5ac" style:font-weight-asian="normal" style:font-weight-complex="normal"/>
    </style:style>
    <style:style style:name="T507" style:family="text">
      <style:text-properties style:text-underline-style="none" fo:font-weight="normal" officeooo:rsid="0ba570a0" style:font-weight-asian="normal" style:font-weight-complex="normal"/>
    </style:style>
    <style:style style:name="T508" style:family="text">
      <style:text-properties style:text-underline-style="none" fo:font-weight="normal" officeooo:rsid="0ba816f6" style:font-weight-asian="normal" style:font-weight-complex="normal"/>
    </style:style>
    <style:style style:name="T509" style:family="text">
      <style:text-properties style:text-underline-style="none" fo:font-weight="normal" officeooo:rsid="0ba82d9a" style:font-weight-asian="normal" style:font-weight-complex="normal"/>
    </style:style>
    <style:style style:name="T510" style:family="text">
      <style:text-properties style:text-underline-style="none" fo:font-weight="normal" officeooo:rsid="0ba954c3" style:font-weight-asian="normal" style:font-weight-complex="normal"/>
    </style:style>
    <style:style style:name="T511" style:family="text">
      <style:text-properties style:text-underline-style="none" fo:font-weight="normal" officeooo:rsid="0bcab967" style:font-weight-asian="normal" style:font-weight-complex="normal"/>
    </style:style>
    <style:style style:name="T512" style:family="text">
      <style:text-properties style:text-underline-style="none" fo:font-weight="normal" officeooo:rsid="0bcbf775" style:font-weight-asian="normal" style:font-weight-complex="normal"/>
    </style:style>
    <style:style style:name="T513" style:family="text">
      <style:text-properties style:text-underline-style="none" fo:font-weight="normal" officeooo:rsid="0bceaf70" style:font-weight-asian="normal" style:font-weight-complex="normal"/>
    </style:style>
    <style:style style:name="T514" style:family="text">
      <style:text-properties style:text-underline-style="none" fo:font-weight="normal" officeooo:rsid="0bf63874" style:font-weight-asian="normal" style:font-weight-complex="normal"/>
    </style:style>
    <style:style style:name="T515" style:family="text">
      <style:text-properties style:text-underline-style="none" fo:font-weight="normal" officeooo:rsid="0c0ce766" style:font-weight-asian="normal" style:font-weight-complex="normal"/>
    </style:style>
    <style:style style:name="T516" style:family="text">
      <style:text-properties style:text-underline-style="none" fo:font-weight="normal" officeooo:rsid="0c5378d7" style:font-weight-asian="normal" style:font-weight-complex="normal"/>
    </style:style>
    <style:style style:name="T517" style:family="text">
      <style:text-properties style:text-underline-style="none" fo:font-weight="normal" officeooo:rsid="0ca983be" style:font-weight-asian="normal" style:font-weight-complex="normal"/>
    </style:style>
    <style:style style:name="T518" style:family="text">
      <style:text-properties style:text-underline-style="none" fo:font-weight="normal" officeooo:rsid="0cbe8fa9" style:font-weight-asian="normal" style:font-weight-complex="normal"/>
    </style:style>
    <style:style style:name="T519" style:family="text">
      <style:text-properties style:text-underline-style="none" fo:font-weight="normal" officeooo:rsid="0d46892e" style:font-weight-asian="normal" style:font-weight-complex="normal"/>
    </style:style>
    <style:style style:name="T520" style:family="text">
      <style:text-properties style:text-underline-style="none" fo:font-weight="normal" officeooo:rsid="0d475d5a" style:font-weight-asian="normal" style:font-weight-complex="normal"/>
    </style:style>
    <style:style style:name="T521" style:family="text">
      <style:text-properties style:text-underline-style="none" fo:font-weight="normal" officeooo:rsid="0d4fe65a" style:font-weight-asian="normal" style:font-weight-complex="normal"/>
    </style:style>
    <style:style style:name="T522" style:family="text">
      <style:text-properties style:text-underline-style="none" fo:font-weight="normal" officeooo:rsid="0d823870" style:font-weight-asian="normal" style:font-weight-complex="normal"/>
    </style:style>
    <style:style style:name="T523" style:family="text">
      <style:text-properties style:text-underline-style="none" fo:font-weight="normal" officeooo:rsid="0d824a9b" style:font-weight-asian="normal" style:font-weight-complex="normal"/>
    </style:style>
    <style:style style:name="T524" style:family="text">
      <style:text-properties style:text-underline-style="none" fo:font-weight="normal" officeooo:rsid="0dd008c2" style:font-weight-asian="normal" style:font-weight-complex="normal"/>
    </style:style>
    <style:style style:name="T525" style:family="text">
      <style:text-properties style:text-underline-style="none" fo:font-weight="normal" officeooo:rsid="0ddf2617" style:font-weight-asian="normal" style:font-weight-complex="normal"/>
    </style:style>
    <style:style style:name="T526" style:family="text">
      <style:text-properties style:text-underline-style="none" fo:font-weight="normal" officeooo:rsid="0cf33a94" style:font-weight-asian="normal" style:font-weight-complex="normal"/>
    </style:style>
    <style:style style:name="T527" style:family="text">
      <style:text-properties style:text-underline-style="none" fo:font-weight="normal" officeooo:rsid="0d61f811" style:font-weight-asian="normal" style:font-weight-complex="normal"/>
    </style:style>
    <style:style style:name="T528" style:family="text">
      <style:text-properties style:text-underline-style="none" fo:font-weight="normal" officeooo:rsid="0d60c13f" style:font-weight-asian="normal" style:font-weight-complex="normal"/>
    </style:style>
    <style:style style:name="T529" style:family="text">
      <style:text-properties style:text-underline-style="none" fo:font-weight="normal" officeooo:rsid="0cf58151" style:font-weight-asian="normal" style:font-weight-complex="normal"/>
    </style:style>
    <style:style style:name="T530" style:family="text">
      <style:text-properties style:text-underline-style="none" fo:font-weight="normal" officeooo:rsid="0d62285b" style:font-weight-asian="normal" style:font-weight-complex="normal"/>
    </style:style>
    <style:style style:name="T531" style:family="text">
      <style:text-properties style:text-underline-style="none" fo:font-weight="normal" officeooo:rsid="0e1a8c14" style:font-weight-asian="normal" style:font-weight-complex="normal"/>
    </style:style>
    <style:style style:name="T532" style:family="text">
      <style:text-properties style:text-underline-style="none" fo:font-weight="normal" officeooo:rsid="0e750401" style:font-weight-asian="normal" style:font-weight-complex="normal"/>
    </style:style>
    <style:style style:name="T533" style:family="text">
      <style:text-properties style:text-underline-style="none" fo:font-weight="normal" officeooo:rsid="0e764c66" style:font-weight-asian="normal" style:font-weight-complex="normal"/>
    </style:style>
    <style:style style:name="T534" style:family="text">
      <style:text-properties officeooo:rsid="077070cb"/>
    </style:style>
    <style:style style:name="T535" style:family="text">
      <style:text-properties officeooo:rsid="0be9f343"/>
    </style:style>
    <style:style style:name="T536" style:family="text">
      <style:text-properties officeooo:rsid="0c220aa3"/>
    </style:style>
    <style:style style:name="T537" style:family="text">
      <style:text-properties officeooo:rsid="0c24bbcc"/>
    </style:style>
    <style:style style:name="T538" style:family="text">
      <style:text-properties officeooo:rsid="0c392564"/>
    </style:style>
    <style:style style:name="T539" style:family="text">
      <style:text-properties officeooo:rsid="0c51d3fd"/>
    </style:style>
    <style:style style:name="T540" style:family="text">
      <style:text-properties officeooo:rsid="06f66ded"/>
    </style:style>
    <style:style style:name="T541" style:family="text">
      <style:text-properties officeooo:rsid="0ca84e65"/>
    </style:style>
    <style:style style:name="T542" style:family="text">
      <style:text-properties officeooo:rsid="0d8abd57"/>
    </style:style>
    <style:style style:name="T543" style:family="text">
      <style:text-properties officeooo:rsid="0dd83591"/>
    </style:style>
    <style:style style:name="T544" style:family="text">
      <style:text-properties fo:font-size="10pt" style:font-size-asian="10pt" style:font-size-complex="10pt"/>
    </style:style>
    <style:style style:name="T545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546" style:family="text">
      <style:text-properties fo:font-size="10pt" fo:font-style="normal" style:text-underline-style="none" officeooo:rsid="06f66ded" style:font-size-asian="10pt" style:font-style-asian="normal" style:font-size-complex="10pt" style:font-style-complex="normal"/>
    </style:style>
    <style:style style:name="T547" style:family="text">
      <style:text-properties fo:font-size="10pt" fo:font-style="normal" style:font-size-asian="10pt" style:font-style-asian="normal" style:font-size-complex="10pt" style:font-style-complex="normal"/>
    </style:style>
    <style:style style:name="T548" style:family="text">
      <style:text-properties fo:font-size="10pt" fo:font-weight="bold" officeooo:rsid="06f66de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span text:style-name="T267">F</text:span><text:span text:style-name="T242">iction first – </text:span><text:span text:style-name="T243">This game is designed to tell an </text:span><text:span text:style-name="T257">exciting</text:span><text:span text:style-name="T243"> story, not </text:span><text:span text:style-name="T256">realistically</text:span><text:span text:style-name="T243"> simulate a </text:span><text:span text:style-name="T258">scenario</text:span><text:span text:style-name="T243">. </text:span><text:span text:style-name="T259">If there’s no rule for something, use common sense about how </text:span><text:span text:style-name="T262">it </text:span><text:span text:style-name="T263">should </text:span><text:span text:style-name="T261">work</text:span><text:span text:style-name="T259">. </text:span><text:span text:style-name="T254">This </text:span><text:span text:style-name="T264">flexibility gives</text:span><text:span text:style-name="T254"> you freedom to tell </text:span><text:span text:style-name="T255">a badass story</text:span><text:span text:style-name="T254">. Leave the </text:span><text:span text:style-name="T260">tactical </text:span><text:span text:style-name="T254">simulation to other games. </text:span></text:p>
      <text:p text:style-name="P86"><text:span text:style-name="T265"/></text:p>
      <text:p text:style-name="P87"><text:span text:style-name="T265">Moves –</text:span><text:span text:style-name="T243"> </text:span><text:span text:style-name="T252">A move is a</text:span><text:span text:style-name="T253">n action</text:span><text:span text:style-name="T251"> you </text:span><text:span text:style-name="T253">take </text:span><text:span text:style-name="T266">either as a player or a character</text:span><text:span text:style-name="T268"> </text:span><text:span text:style-name="T273">during the course of</text:span><text:span text:style-name="T268"> playing this game. </text:span><text:span text:style-name="T272">Usually a move has an in-game effect; sometimes it has activation conditions or costs.</text:span></text:p>
      <text:p text:style-name="P87"><text:span text:style-name="T268"/></text:p>
      <text:p text:style-name="P87"><text:span text:style-name="T269">Meta moves, like this one, tell you about the game itself. </text:span><text:span text:style-name="T270">It strains the </text:span><text:span text:style-name="T271">definition, </text:span><text:span text:style-name="T274">but </text:span><text:span text:style-name="T275">don’t worry about it.</text:span></text:p>
      <text:p text:style-name="P60"><text:span text:style-name="T34"/></text:p>
      <text:p text:style-name="P63">Make a move – <text:span text:style-name="T55">You </text:span><text:span text:style-name="T56">make</text:span><text:span text:style-name="T55"> a move </text:span><text:span text:style-name="T129">by saying you’re doing</text:span><text:span text:style-name="T504"> something described by a move. </text:span><text:span text:style-name="T517">You may be forced to make a move by its activation criteria </text:span><text:span text:style-name="T522">or some other move</text:span><text:span text:style-name="T517">.</text:span><text:span text:style-name="T504"> </text:span><text:span text:style-name="T517">In </text:span><text:span text:style-name="T524">any </text:span><text:span text:style-name="T517">case, y</text:span><text:span text:style-name="T507">ou then resolve the outcome </text:span><text:span text:style-name="T523">for a move </text:span><text:span text:style-name="T507">using the rules </text:span><text:span text:style-name="T514">for that </text:span><text:span text:style-name="T507">move.</text:span></text:p>
      <text:p text:style-name="P63"><text:span text:style-name="T504"/></text:p>
      <text:p text:style-name="P64"><text:span text:style-name="T505">If there’s no move that </text:span><text:span text:style-name="T510">at least kinda</text:span><text:span text:style-name="T505"> describes what you’re doing, </text:span><text:span text:style-name="T506">or there is but you </text:span><text:span text:style-name="T531">don’t have</text:span><text:span text:style-name="T506"> it</text:span><text:span text:style-name="T505">, you can’t do that thing. </text:span><text:span text:style-name="T511">Limitations </text:span><text:span text:style-name="T512">define us.</text:span></text:p>
      <text:p text:style-name="P64"><text:span text:style-name="T505"/></text:p>
      <text:p text:style-name="P64"><text:span text:style-name="T508">I</text:span><text:span text:style-name="T506">f the move’s description says that some conditions have to be true to make the move, </text:span><text:span text:style-name="T508">but those conditions aren’t true (and you can’t make them true)</text:span><text:span text:style-name="T506">, you can’t make the move. </text:span><text:span text:style-name="T509">Same if it says there’s a cost that you can’t or won’t </text:span><text:span text:style-name="T513">pay</text:span><text:span text:style-name="T509">.</text:span></text:p>
      <text:p text:style-name="P1"/>
      <text:p text:style-name="P73">Chain moves – <text:span text:style-name="T5">Sometimes a move </text:span><text:span text:style-name="T57">(parent)</text:span><text:span text:style-name="T5"> says that it applies when you’re making a different move </text:span><text:span text:style-name="T57">(child)</text:span><text:span text:style-name="T5"> </text:span><text:span text:style-name="T219">or that you should make another move (child) as a </text:span><text:span text:style-name="T221">part</text:span><text:span text:style-name="T219"> of </text:span><text:span text:style-name="T222">the parent</text:span><text:span text:style-name="T219">. Unless otherwise stated, you’re </text:span><text:span text:style-name="T223">making both moves: </text:span><text:span text:style-name="T219">first the parent and then the child. </text:span><text:span text:style-name="T225">Everything</text:span><text:span text:style-name="T219"> </text:span><text:span text:style-name="T224">related to the </text:span><text:span text:style-name="T219">child appl</text:span><text:span text:style-name="T226">ies</text:span><text:span text:style-name="T219"> </text:span><text:span text:style-name="T220">normally</text:span><text:span text:style-name="T219">, unless the parent move says </text:span><text:span text:style-name="T227">otherwise</text:span><text:span text:style-name="T219">.</text:span></text:p>
      <text:p text:style-name="P1"/>
      <text:h text:style-name="P16" text:outline-level="2"><text:span text:style-name="T166">Respect our limits</text:span><text:span text:style-name="T181"> – This game </text:span><text:span text:style-name="T191">is </text:span><text:span text:style-name="T190">for everyone at the table</text:span><text:span text:style-name="T181">. If somebody </text:span><text:span text:style-name="T182">needs to </text:span><text:span text:style-name="T164">state a limit</text:span><text:span text:style-name="T240">⌝</text:span><text:span text:style-name="T181">, immediately cut away or fade to black from whatever is upsetting them. Talk as a table about how to continue the story while </text:span><text:span text:style-name="T199">embracing</text:span><text:span text:style-name="T181"> the limit.</text:span></text:h>
      <text:list xml:id="list2366394955" text:style-name="L1">
        <text:list-header>
          <text:h text:style-name="P17" text:outline-level="2"/>
          <text:h text:style-name="P17" text:outline-level="2"><text:span text:style-name="T165">State a limit – </text:span><text:span text:style-name="T177">This is a game to have fun. If some theme, activity, or imagery of the story is ruining your fun, speak up. </text:span><text:span text:style-name="T178">You don’t have to explain why, you only have to </text:span><text:span text:style-name="T179">indicate </text:span><text:span text:style-name="T178">what.</text:span></text:h>
        </text:list-header>
      </text:list>
      <text:h text:style-name="P22" text:outline-level="2"/>
      <text:h text:style-name="P18" text:outline-level="2"><text:span text:style-name="T165">Think </text:span><text:span text:style-name="T175">for the camera</text:span><text:span text:style-name="T165"> – </text:span><text:span text:style-name="T177">This game works better when </text:span><text:span text:style-name="T216">we</text:span><text:span text:style-name="T177"> think like </text:span><text:span text:style-name="T218">we’re</text:span><text:span text:style-name="T211"> </text:span><text:span text:style-name="T177">directing a </text:span><text:span text:style-name="T189">tv series more</text:span><text:span text:style-name="T177"> than writing a novel. Focus on what </text:span><text:span text:style-name="T216">we</text:span><text:span text:style-name="T211"> </text:span><text:span text:style-name="T177">can perceive with </text:span><text:span text:style-name="T212">ou</text:span><text:span text:style-name="T213">r</text:span><text:span text:style-name="T212"> </text:span><text:span text:style-name="T177">(supernatural?) senses </text:span><text:span text:style-name="T187">here in the moment.</text:span></text:h>
      <text:h text:style-name="P27" text:outline-level="2"/>
      <text:h text:style-name="P19" text:outline-level="2"><text:span text:style-name="T165">Invent fiction</text:span><text:span text:style-name="T177"> – </text:span><text:span text:style-name="T192">This game shines when you s</text:span><text:span text:style-name="T177">peak up </text:span><text:span text:style-name="T192">to </text:span><text:span text:style-name="T201">refine, </text:span><text:span text:style-name="T208">improve,</text:span><text:span text:style-name="T200"> or </text:span><text:span text:style-name="T207">augment</text:span><text:span text:style-name="T200"> </text:span><text:span text:style-name="T202">the </text:span><text:span text:style-name="T205">scenario</text:span><text:span text:style-name="T177">. </text:span><text:span text:style-name="T203">It needs to make sense, and t</text:span><text:span text:style-name="T198">he </text:span><text:span text:style-name="T209">GM</text:span><text:span text:style-name="T198"> has final veto, but the </text:span><text:span text:style-name="T204">only firm rule</text:span><text:span text:style-name="T198"> is: </text:span><text:span text:style-name="T180">don’t contradict anything already established. </text:span><text:span text:style-name="T167">Use this to set up </text:span><text:span text:style-name="T174">a</text:span><text:span text:style-name="T167"> move </text:span><text:span text:style-name="T231">or</text:span><text:span text:style-name="T167"> </text:span><text:span text:style-name="T168">just </text:span><text:span text:style-name="T173">to </text:span><text:span text:style-name="T167">make </text:span><text:span text:style-name="T172">shit</text:span><text:span text:style-name="T167"> cooler.</text:span></text:h>
      <text:h text:style-name="P23" text:outline-level="2"/>
      <text:h text:style-name="P28" text:outline-level="2"><text:span text:style-name="T183">Ex.</text:span><text:span text:style-name="T6"> </text:span><text:span text:style-name="T7">T</text:span><text:span text:style-name="T8">he</text:span><text:span text:style-name="T37">y’re </text:span><text:span text:style-name="T8">wearing </text:span><text:span text:style-name="T9">my</text:span><text:span text:style-name="T8"> favorite </text:span><text:span text:style-name="T10">designer. </text:span><text:span text:style-name="T15">My</text:span><text:span text:style-name="T16"> </text:span><text:span text:style-name="T36">fur</text:span><text:span text:style-name="T16"> is </text:span><text:span text:style-name="T21">saturated violet</text:span><text:span text:style-name="T17">. </text:span><text:span text:style-name="T20">Lucky </text:span><text:span text:style-name="T11">I’ve always got my boot knife.</text:span><text:span text:style-name="T10"> </text:span><text:span text:style-name="T6">Maybe the </text:span><text:span text:style-name="T12">roof</text:span><text:span text:style-name="T6"> collapsed in one corner. </text:span><text:span text:style-name="T7">It’s a huge gun, </text:span><text:span text:style-name="T13">just</text:span><text:span text:style-name="T7"> a fucking giant revolver with shells like Vienna sausages</text:span><text:span text:style-name="T14">.</text:span><text:span text:style-name="T7"> </text:span><text:span text:style-name="T19">Surely there’s </text:span><text:span text:style-name="T18">a forklift in this warehouse.</text:span></text:h>
      <text:h text:style-name="P25" text:outline-level="2"/>
      <text:h text:style-name="P20" text:outline-level="2"><text:span text:style-name="T169">B</text:span><text:span text:style-name="T165">e curious, not cautious –</text:span><text:span text:style-name="T177"> </text:span><text:span text:style-name="T194">This</text:span><text:span text:style-name="T177"> game is more fun when </text:span><text:span text:style-name="T217">we</text:span><text:span text:style-name="T177"> play to find out what happens </text:span><text:span text:style-name="T184">than when </text:span><text:span text:style-name="T217">we</text:span><text:span text:style-name="T214"> </text:span><text:span text:style-name="T184">play to keep our character</text:span><text:span text:style-name="T228">s</text:span><text:span text:style-name="T184"> </text:span><text:span text:style-name="T215">content</text:span><text:span text:style-name="T184">. </text:span><text:span text:style-name="T185">Stories about people who never </text:span><text:span text:style-name="T196">take risks, never </text:span><text:span text:style-name="T185">get hurt, who never fail </text:span><text:span text:style-name="T186">leave </text:span><text:span text:style-name="T185">fewer memories than stories about </text:span><text:span text:style-name="T186">a hot fucking mess</text:span><text:span text:style-name="T188">.</text:span></text:h>
      <text:h text:style-name="P24" text:outline-level="2"/>
      <text:h text:style-name="P21" text:outline-level="2"><text:span text:style-name="T171">D</text:span><text:span text:style-name="T170">on’t sweat the meta – </text:span><text:span text:style-name="T193">In this game, i</text:span><text:span text:style-name="T195">t’s okay for you to know things </text:span><text:span text:style-name="T197">that</text:span><text:span text:style-name="T195"> you don’t know, and to act on that knowledge when it would make </text:span><text:span text:style-name="T206">shit</text:span><text:span text:style-name="T195"> cooler. </text:span><text:span text:style-name="T210">Likewise, don’t talk around what you’re doing. Be plain so that everybody at the table can understand the badass shit </text:span><text:span text:style-name="T217">you’re up to.</text:span></text:h>
      <text:h text:style-name="P26" text:outline-level="2"/>
      <text:h text:style-name="P30" text:outline-level="2"><text:span text:style-name="T446">Dispute</text:span><text:span text:style-name="T445"> fiction </text:span><text:span text:style-name="T340">– Sometimes the </text:span><text:span text:style-name="T352">GM</text:span><text:span text:style-name="T340"> will say something they think is cool, but that just ruins the story </text:span><text:span text:style-name="T347">for you</text:span><text:span text:style-name="T340">. </text:span><text:span text:style-name="T348">You’</text:span><text:span text:style-name="T349">re</text:span><text:span text:style-name="T348"> </text:span><text:span text:style-name="T350">trying</text:span><text:span text:style-name="T348"> to </text:span><text:span text:style-name="T488">be curious, not cautious⌝</text:span><text:span text:style-name="T348"> but whatever the </text:span><text:span text:style-name="T352">GM</text:span><text:span text:style-name="T348"> said just seems to cheapen the whole damn thing for you. Speak up and negotiate </text:span><text:span text:style-name="T351">an</text:span><text:span text:style-name="T348"> alternative.</text:span></text:h>
      <text:h text:style-name="P29" text:outline-level="2"><text:span text:style-name="T348"/></text:h>
      <text:h text:style-name="P31" text:outline-level="2"><text:span text:style-name="T348">T</text:span><text:span text:style-name="T340">his isn’t the same as </text:span><text:span text:style-name="T487">resist consequences⌝</text:span><text:span text:style-name="T340">. Don’t use this to gain an in-game advantage. Use this when something happens that would make you </text:span><text:span text:style-name="T371">turn off</text:span><text:span text:style-name="T340"> a show you </text:span><text:span text:style-name="T371">were watching.</text:span></text:h>
      <text:p text:style-name="P2"/>
      <text:p text:style-name="P4"><text:span text:style-name="T338">Labeled </text:span><text:span text:style-name="T339">items</text:span><text:span text:style-name="T338"> –</text:span><text:span text:style-name="T277"> </text:span><text:span text:style-name="T311">Items are often grouped into labeled sections. </text:span><text:span text:style-name="T302">Instead of a specific </text:span><text:span text:style-name="T303">item</text:span><text:span text:style-name="T302">, a move may mention a </text:span><text:span text:style-name="T313">section </text:span><text:span text:style-name="T302">label instead. This refers to any or all </text:span><text:span text:style-name="T303">item</text:span><text:span text:style-name="T317">s </text:span><text:span text:style-name="T312">found in a section with that </text:span><text:span text:style-name="T318">label</text:span><text:span text:style-name="T312">—</text:span><text:span text:style-name="T316">or any subsection of it.</text:span></text:p>
      <text:p text:style-name="P2"/>
      <text:p text:style-name="P75">Bought and free items – <text:span text:style-name="T5">Some </text:span><text:span text:style-name="T27">items</text:span><text:span text:style-name="T5"> </text:span><text:span text:style-name="T59">have a </text:span><text:span text:style-name="T283">○</text:span><text:span text:style-name="T284">; these items must be purchased </text:span><text:span text:style-name="T333">at</text:span><text:span text:style-name="T284"> character creation or with XP</text:span><text:span text:style-name="T293">. </text:span><text:span text:style-name="T314">When you buy a </text:span><text:span text:style-name="T283">○, </text:span><text:span text:style-name="T314">fill it </text:span><text:span text:style-name="T315">in</text:span><text:span text:style-name="T284">. </text:span><text:span text:style-name="T289">Items with a </text:span><text:span text:style-name="T283">● </text:span><text:span text:style-name="T289">are </text:span><text:span text:style-name="T290">free </text:span><text:span text:style-name="T335">(</text:span><text:span text:style-name="T334">and count as bought </text:span><text:span text:style-name="T335">if it matters)</text:span><text:span text:style-name="T290">.</text:span></text:p>
      <text:p text:style-name="P8"/>
      <text:p text:style-name="P79"><text:span text:style-name="T290">I</text:span><text:span text:style-name="T277">tems prefixed with </text:span><text:span text:style-name="T341">△ </text:span><text:span text:style-name="T342">are </text:span><text:span text:style-name="T384">yours</text:span><text:span text:style-name="T340"> </text:span><text:span text:style-name="T463">only</text:span><text:span text:style-name="T344"> </text:span><text:span text:style-name="T340">if </text:span><text:span text:style-name="T343">a move or the GM</text:span><text:span text:style-name="T340"> says </text:span><text:span text:style-name="T345">you get them—</text:span><text:span text:style-name="T427">f</text:span><text:span text:style-name="T426">ill it in that case</text:span><text:span text:style-name="T340">. </text:span><text:span text:style-name="T428">You cannot buy </text:span><text:span text:style-name="T341">△ </text:span><text:span text:style-name="T429">directly.</text:span></text:p>
      <text:p text:style-name="P2"/>
      <text:p text:style-name="P3"><text:span text:style-name="T292">I</text:span><text:span text:style-name="T287">tems</text:span><text:span text:style-name="T284"> </text:span><text:span text:style-name="T301">with neither</text:span><text:span text:style-name="T284"> </text:span><text:span text:style-name="T341">△, </text:span><text:span text:style-name="T283">○, </text:span><text:span text:style-name="T304">nor</text:span><text:span text:style-name="T291"> </text:span><text:span text:style-name="T283">● </text:span><text:span text:style-name="T284">are </text:span><text:span text:style-name="T288">automatically </text:span><text:span text:style-name="T307">in play</text:span><text:span text:style-name="T284"> if your playbook contains them.</text:span></text:p>
      <text:p text:style-name="P81"/>
      <text:p text:style-name="P83"><text:span text:style-name="T535">Gated moves (0) </text:span>–<text:span text:style-name="T5"> </text:span><text:span text:style-name="T64">Some moves have a number in parenthesis after the name. </text:span><text:span text:style-name="T65">In order to buy such a move, y</text:span><text:span text:style-name="T64">ou must already have </text:span><text:span text:style-name="T68">at least </text:span><text:span text:style-name="T66">that </text:span><text:span text:style-name="T67">number of </text:span><text:span text:style-name="T64">moves from the same </text:span><text:span text:style-name="T126">sub</text:span><text:span text:style-name="T64">section of your playbook.</text:span></text:p>
      <text:p text:style-name="P83"><text:span text:style-name="T64"/></text:p>
      <text:p text:style-name="P84"><text:span text:style-name="T543">🗣Consult the GM –</text:span><text:span text:style-name="T132"> Stuff with </text:span><text:span text:style-name="T148">a </text:span><text:span text:style-name="T176">🗣</text:span><text:span text:style-name="T229"> </text:span><text:span text:style-name="T230">icon</text:span><text:span text:style-name="T132"> </text:span><text:span text:style-name="T135">may not be appropriate </text:span><text:span text:style-name="T136">for </text:span><text:span text:style-name="T138">your </text:span><text:span text:style-name="T143">story </text:span><text:span text:style-name="T158">(</text:span><text:span text:style-name="T155">at this time</text:span><text:span text:style-name="T158">)</text:span><text:span text:style-name="T138">—</text:span><text:span text:style-name="T139">or it </text:span><text:span text:style-name="T135">may have </text:span><text:span text:style-name="T138">special </text:span><text:span text:style-name="T150">fictional </text:span><text:span text:style-name="T138">restrictions </text:span><text:span text:style-name="T140">or implications</text:span><text:span text:style-name="T134">.</text:span><text:span text:style-name="T133"> </text:span><text:span text:style-name="T135">Talk to the GM</text:span><text:span text:style-name="T137"> </text:span><text:span text:style-name="T156">about</text:span><text:span text:style-name="T142"> taking</text:span><text:span text:style-name="T141"> </text:span><text:span text:style-name="T157">a</text:span><text:span text:style-name="T159">ny</text:span><text:span text:style-name="T157"> </text:span><text:span text:style-name="T543">🗣</text:span><text:span text:style-name="T132"> </text:span><text:span text:style-name="T149">option</text:span><text:span text:style-name="T132">. </text:span><text:span text:style-name="T152">Please </text:span><text:span text:style-name="T154">be cool </text:span><text:span text:style-name="T151">if </text:span><text:span text:style-name="T157">it’s </text:span><text:span text:style-name="T153">un</text:span><text:span text:style-name="T151">available. </text:span><text:span text:style-name="T160">Limitations define us.</text:span></text:p>
      <text:p text:style-name="P81"/>
      <text:p text:style-name="P66"><text:span text:style-name="T495">Roll – </text:span><text:span text:style-name="T24">A move may say you roll </text:span><text:span text:style-name="T60">to find out what happens</text:span><text:span text:style-name="T24">. </text:span><text:span text:style-name="T58">For most moves</text:span><text:span text:style-name="T22">, </text:span><text:span text:style-name="T78">it’ll say to roll with an ability⌝</text:span><text:span text:style-name="T22">. </text:span><text:span text:style-name="T130">That </text:span><text:span text:style-name="T161">move,</text:span><text:span text:style-name="T130"> a different</text:span><text:span text:style-name="T40"> </text:span><text:span text:style-name="T161">one, </text:span><text:span text:style-name="T162">or the GM</text:span><text:span text:style-name="T161"> </text:span><text:span text:style-name="T22">may also tell you there </text:span><text:span text:style-name="T76">are</text:span><text:span text:style-name="T22"> penalt</text:span><text:span text:style-name="T76">ies</text:span><text:span text:style-name="T22"> or bonus</text:span><text:span text:style-name="T76">es</text:span><text:span text:style-name="T22"> to the roll. </text:span><text:span text:style-name="T75">Sum </text:span><text:span text:style-name="T78">the ability and </text:span><text:span text:style-name="T75">all the pluses and minuses into a total modifier</text:span><text:span text:style-name="T79">, </text:span><text:span text:style-name="T125">then cap it </text:span><text:span text:style-name="T75">at ±3. Roll </text:span><text:span text:style-name="T104">2d6</text:span><text:span text:style-name="T75"> and add your total modifier </text:span><text:span text:style-name="T80">to get your </text:span><text:span text:style-name="T81">result.</text:span></text:p>
      <text:p text:style-name="P66"><text:span text:style-name="T81"/></text:p>
      <text:p text:style-name="P77">Alternate abilities –<text:span text:style-name="T5"> A move may say to roll a different move with a nonstandard or specific ability. Just use the weird ability, </text:span><text:span text:style-name="T496">don’t</text:span><text:span text:style-name="T5"> add it to your normal one.</text:span></text:p>
      <text:p text:style-name="P65"><text:span text:style-name="T29"/></text:p>
      <text:p text:style-name="P65"><text:span text:style-name="T541">Read the dice –</text:span><text:span text:style-name="T73"> </text:span><text:span text:style-name="T29"><text:s/></text:span><text:span text:style-name="T74">When you roll, you’ll get a number </text:span><text:span text:style-name="T110">between</text:span><text:span text:style-name="T74"> </text:span><text:span text:style-name="T128">(-1)</text:span><text:span text:style-name="T74"> </text:span><text:span text:style-name="T111">and </text:span><text:span text:style-name="T74">15. That’</text:span><text:span text:style-name="T109">s</text:span><text:span text:style-name="T74"> broken down </text:span><text:span text:style-name="T106">by range </text:span><text:span text:style-name="T74">into </text:span><text:span text:style-name="T105">different results</text:span><text:span text:style-name="T74">, </text:span><text:span text:style-name="T112">for </text:span><text:span text:style-name="T77">which moves will describe different </text:span><text:span text:style-name="T127">effects</text:span><text:span text:style-name="T74">.</text:span></text:p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Range</text:p>
          </table:table-cell>
          <table:table-cell table:style-name="Table1.A1" office:value-type="string">
            <text:p text:style-name="P15">Result <text:span text:style-name="T538">Name</text:span></text:p>
          </table:table-cell>
          <table:table-cell table:style-name="Table1.A1" office:value-type="string">
            <text:p text:style-name="P14"><text:span text:style-name="T536">Result Icon</text:span></text:p>
          </table:table-cell>
        </table:table-row>
        <table:table-row>
          <table:table-cell table:style-name="Table1.A1" office:value-type="string">
            <text:p text:style-name="P12">12-<text:span text:style-name="T537">15</text:span></text:p>
          </table:table-cell>
          <table:table-cell table:style-name="Table1.A1" office:value-type="string">
            <text:p text:style-name="P13">Critical Success</text:p>
          </table:table-cell>
          <table:table-cell table:style-name="Table1.A1" office:value-type="string">
            <text:p text:style-name="P90"><text:span text:style-name="T276">🡕</text:span></text:p>
          </table:table-cell>
        </table:table-row>
        <table:table-row>
          <table:table-cell table:style-name="Table1.A1" office:value-type="string">
            <text:p text:style-name="P12">10-11</text:p>
          </table:table-cell>
          <table:table-cell table:style-name="Table1.A1" office:value-type="string">
            <text:p text:style-name="P13">Full Success</text:p>
          </table:table-cell>
          <table:table-cell table:style-name="Table1.A1" office:value-type="string">
            <text:p text:style-name="P85"><text:span text:style-name="T540">🡒</text:span></text:p>
          </table:table-cell>
        </table:table-row>
        <table:table-row>
          <table:table-cell table:style-name="Table1.A1" office:value-type="string">
            <text:p text:style-name="P12">7-9</text:p>
          </table:table-cell>
          <table:table-cell table:style-name="Table1.A1" office:value-type="string">
            <text:p text:style-name="P59"><text:span text:style-name="T337">Some</text:span><text:span text:style-name="T277"> </text:span><text:span text:style-name="T278">S</text:span><text:span text:style-name="T277">uccess</text:span></text:p>
          </table:table-cell>
          <table:table-cell table:style-name="Table1.A1" office:value-type="string">
            <text:p text:style-name="P85"><text:span text:style-name="T540">🡖</text:span></text:p>
          </table:table-cell>
        </table:table-row>
        <table:table-row table:style-name="Table1.5">
          <table:table-cell table:style-name="Table1.A1" office:value-type="string">
            <text:p text:style-name="P12"><text:span text:style-name="T542">(-1)</text:span>-6</text:p>
          </table:table-cell>
          <table:table-cell table:style-name="Table1.B5" office:value-type="string">
            <text:p text:style-name="P59"><text:span text:style-name="T279">Failure</text:span></text:p>
          </table:table-cell>
          <table:table-cell table:style-name="Table1.A1" office:value-type="string">
            <text:p text:style-name="P85"><text:span text:style-name="T540">🡓</text:span></text:p>
          </table:table-cell>
        </table:table-row>
      </table:table>
      <text:p text:style-name="P74"><text:span text:style-name="T447"/></text:p>
      <text:p text:style-name="P69"><text:span text:style-name="T386">The icons are </text:span><text:span text:style-name="T405">fixed </text:span><text:span text:style-name="T423">abbreviation</text:span><text:span text:style-name="T424">s</text:span><text:span text:style-name="T386"> for the </text:span><text:span text:style-name="T460">result </text:span><text:span text:style-name="T461">nam</text:span><text:span text:style-name="T462">e</text:span><text:span text:style-name="T386">. </text:span><text:span text:style-name="T439">When written in a group like </text:span><text:span text:style-name="T457">🡕🡒</text:span><text:span text:style-name="T439">, it means </text:span><text:span text:style-name="T465">any</text:span><text:span text:style-name="T439"> of </text:span><text:span text:style-name="T440">the </text:span><text:span text:style-name="T442">results appearing </text:span><text:span text:style-name="T443">in that </text:span><text:span text:style-name="T444">specific </text:span><text:span text:style-name="T443">group</text:span><text:span text:style-name="T439">.</text:span></text:p>
      <text:p text:style-name="P67"><text:span text:style-name="T436"/></text:p>
      <text:p text:style-name="P74"><text:soft-page-break/><text:span text:style-name="T454">(</text:span><text:span text:style-name="T452">Progress</text:span><text:span text:style-name="T454">)</text:span><text:span text:style-name="T452"> </text:span><text:span text:style-name="T455">B</text:span><text:span text:style-name="T452">ars</text:span><text:span text:style-name="T445"> –</text:span><text:span text:style-name="T340"> </text:span><text:span text:style-name="T387">Progress bars</text:span><text:span text:style-name="T340"> are </text:span><text:span text:style-name="T353">an </text:span><text:span text:style-name="T340">abstract representation </text:span><text:span text:style-name="T381">of </text:span><text:span text:style-name="T382">rising tension</text:span><text:span text:style-name="T358"> or </text:span><text:span text:style-name="T383">sustained </text:span><text:span text:style-name="T354">activit</text:span><text:span text:style-name="T382">y</text:span><text:span text:style-name="T359">. </text:span><text:span text:style-name="T355">A </text:span><text:span text:style-name="T387">bar </text:span><text:span text:style-name="T355">has a title and some number of ticks between </text:span><text:span text:style-name="T419">2</text:span><text:span text:style-name="T355"> and 8, </text:span><text:span text:style-name="T372">both decided by the GM</text:span><text:span text:style-name="T355">. </text:span><text:span text:style-name="T357">When the last tick is filled</text:span><text:span text:style-name="T356">, </text:span><text:span text:style-name="T360">whatever the title says happens.</text:span></text:p>
      <text:p text:style-name="P74"><text:span text:style-name="T360"/></text:p>
      <text:p text:style-name="P7"><text:span text:style-name="T448">T</text:span><text:span text:style-name="T445">ick a </text:span><text:span text:style-name="T453">bar</text:span><text:span text:style-name="T445"> –</text:span><text:span text:style-name="T340"> </text:span><text:span text:style-name="T388">When the GM or a move says to tick a ⌜bar, fill one tick on it.</text:span><text:span text:style-name="T389"> If they say to tick it some number of times, fill that many ticks.</text:span></text:p>
      <text:p text:style-name="P11"/>
      <text:p text:style-name="P32"><text:span text:style-name="T534">Resources –</text:span><text:span text:style-name="T27"> </text:span><text:span text:style-name="T62">A r</text:span><text:span text:style-name="T27">esource </text:span><text:span text:style-name="T62">is </text:span><text:span text:style-name="T27">some asset or </text:span><text:span text:style-name="T63">quality</text:span><text:span text:style-name="T27"> </text:span><text:span text:style-name="T50">of your character—</text:span><text:span text:style-name="T61">something they have or something they are, rather than something they do</text:span><text:span text:style-name="T27">. </text:span></text:p>
      <text:p text:style-name="P32"><text:span text:style-name="T244"/></text:p>
      <text:p text:style-name="P33"><text:span text:style-name="T52">S</text:span><text:span text:style-name="T49">ome </text:span><text:span text:style-name="T85">resources </text:span><text:span text:style-name="T51">are just </text:span><text:span text:style-name="T53">notes </text:span><text:span text:style-name="T54">you keep</text:span><text:span text:style-name="T49">, </text:span><text:span text:style-name="T52">but </text:span><text:span text:style-name="T117">many </text:span><text:span text:style-name="T48">are tracked with points. </text:span><text:span text:style-name="T245">Each point of a </text:span><text:span text:style-name="T246">particular r</text:span><text:span text:style-name="T245">esource is represented with a</text:span><text:span text:style-name="T244"> </text:span><text:span text:style-name="T247">▢. </text:span><text:span text:style-name="T248">Some resources come in ranks </text:span><text:span text:style-name="T249">of advancement, </text:span><text:span text:style-name="T250">permitting you to </text:span><text:span text:style-name="T86">buy </text:span><text:span text:style-name="T250">more </text:span><text:span text:style-name="T43">▢</text:span><text:span text:style-name="T248">.</text:span></text:p>
      <text:p text:style-name="P9"/>
      <text:p text:style-name="P82"><text:span text:style-name="T41">When you </text:span><text:span text:style-name="T42">restore or </text:span><text:span text:style-name="T41">gain a resource, fill a </text:span><text:span text:style-name="T43">▢. </text:span><text:span text:style-name="T44">You cannot have more of a </text:span><text:span text:style-name="T45">r</text:span><text:span text:style-name="T44">esource than you </text:span><text:span text:style-name="T46">have </text:span><text:span text:style-name="T43">▢ </text:span><text:span text:style-name="T44">for that </text:span><text:span text:style-name="T83">resource</text:span><text:span text:style-name="T44">. </text:span><text:span text:style-name="T47">If all your </text:span><text:span text:style-name="T43">▢</text:span><text:span text:style-name="T47"> are full when you’re supposed to gain the resource, just don’t fill anything.</text:span></text:p>
      <text:p text:style-name="P9"/>
      <text:p text:style-name="P68"><text:span text:style-name="T286">When you spend or lose a resource, erase a filled </text:span><text:span text:style-name="T285">▢. </text:span><text:span text:style-name="T286">If you don’t have any filled </text:span><text:span text:style-name="T285">▢, </text:span><text:span text:style-name="T319">you can’t do move</text:span><text:span text:style-name="T321">s</text:span><text:span text:style-name="T319"> requiring you to spend </text:span><text:span text:style-name="T322">that </text:span><text:span text:style-name="T319">resource</text:span><text:span text:style-name="T286">. </text:span><text:span text:style-name="T320">On the </text:span><text:span text:style-name="T324">other hand</text:span><text:span text:style-name="T319">, if a </text:span><text:span text:style-name="T305">move’</text:span><text:span text:style-name="T309">s effect</text:span><text:span text:style-name="T305"> tells you to lose a resource </text:span><text:span text:style-name="T323">you’re out of</text:span><text:span text:style-name="T305">, just don’t erase anything—any other effects or consequences of the move still happen as normal, though.</text:span></text:p>
      <text:p text:style-name="P68"><text:span text:style-name="T305"/></text:p>
      <text:p text:style-name="P78"><text:span text:style-name="T277">Unless stated otherwise, you start the game with all resources full.</text:span></text:p>
      <text:p text:style-name="P10"/>
      <text:p text:style-name="P76"><text:span text:style-name="T539">Lose what you spend</text:span> – <text:span text:style-name="T5">Unless stated otherwise </text:span><text:span text:style-name="T69">and regardless of where the cost appears in the move’s description </text:span><text:span text:style-name="T82">text</text:span><text:span text:style-name="T5">, you </text:span><text:span text:style-name="T70">lose </text:span><text:span text:style-name="T71">a</text:span><text:span text:style-name="T5"> move’s cost</text:span><text:span text:style-name="T72">(</text:span><text:span text:style-name="T5">s</text:span><text:span text:style-name="T72">)</text:span><text:span text:style-name="T5"> </text:span><text:span text:style-name="T496">immediately before you roll</text:span><text:span text:style-name="T503"> </text:span><text:span text:style-name="T516">and</text:span><text:span text:style-name="T515"> determine results</text:span><text:span text:style-name="T503">. </text:span><text:span text:style-name="T515">If there’s no roll, </text:span><text:span text:style-name="T520">you just lose the ⌜resource</text:span><text:span text:style-name="T515"> before the effect takes place.</text:span></text:p>
      <text:p text:style-name="P10"/>
      <text:p text:style-name="P70"><text:span text:style-name="T241">Abilities –</text:span><text:span text:style-name="T35"> </text:span><text:span text:style-name="T120">An ability typically </text:span><text:span text:style-name="T87">represent</text:span><text:span text:style-name="T120">s</text:span><text:span text:style-name="T87"> </text:span><text:span text:style-name="T144">affinity or </text:span><text:span text:style-name="T88">proficiency </text:span><text:span text:style-name="T118">at some challenging </text:span><text:span text:style-name="T119">activity. </text:span><text:span text:style-name="T121">Many moves say what you can </text:span><text:span text:style-name="T124">attempt</text:span><text:span text:style-name="T121">, but then ask you to roll with an ability to determine how </text:span><text:span text:style-name="T521">well you do.</text:span></text:p>
      <text:p text:style-name="P57"/>
      <text:p text:style-name="P61"><text:span text:style-name="T25">When you first </text:span><text:span text:style-name="T31">get</text:span><text:span text:style-name="T25"> an </text:span><text:span text:style-name="T30">a</text:span><text:span text:style-name="T25">bility, it starts at </text:span><text:span text:style-name="T28">+</text:span><text:span text:style-name="T25">0—</text:span><text:span text:style-name="T26">even this </text:span><text:span text:style-name="T5">gives you almost a 60% chance of success. </text:span><text:span text:style-name="T28">Each additional </text:span><text:span text:style-name="T283">○ </text:span><text:span text:style-name="T287">you buy </text:span><text:span text:style-name="T288">gives you another +1 to your modifier. </text:span><text:span text:style-name="T298">If you haven’t </text:span><text:span text:style-name="T332">got </text:span><text:span text:style-name="T298">an ability, </text:span><text:span text:style-name="T299">but </text:span><text:span text:style-name="T325">need to roll it anyway</text:span><text:span text:style-name="T298">, </text:span><text:span text:style-name="T300">roll with -1.</text:span></text:p>
      <text:p text:style-name="P62"><text:span text:style-name="T308"/></text:p>
      <text:p text:style-name="P62"><text:span text:style-name="T308">Some abilities have more </text:span><text:span text:style-name="T326">or </text:span><text:span text:style-name="T336">less</text:span><text:span text:style-name="T326"> </text:span><text:span text:style-name="T283">○ </text:span><text:span text:style-name="T306">available</text:span><text:span text:style-name="T283">. </text:span><text:span text:style-name="T295">Buying </text:span><text:span text:style-name="T326">more than </text:span><text:span text:style-name="T328">4</text:span><text:span text:style-name="T308"> </text:span><text:span text:style-name="T283">○ </text:span><text:span text:style-name="T308">let</text:span><text:span text:style-name="T296">s</text:span><text:span text:style-name="T308"> you soak up penalties to rolls, </text:span><text:span text:style-name="T294">but</text:span><text:span text:style-name="T308"> </text:span><text:span text:style-name="T297">doesn’t </text:span><text:span text:style-name="T308">let you exceed the maximum </text:span><text:span text:style-name="T327">total </text:span><text:span text:style-name="T308">modifier.</text:span></text:p>
      <text:p text:style-name="P62"><text:span text:style-name="T308"><text:s/></text:span></text:p>
      <text:p text:style-name="P5">Status – <text:span text:style-name="T5">A status is a </text:span><text:span text:style-name="T38">short, </text:span><text:span text:style-name="T131">free-form </text:span><text:span text:style-name="T38">phrase describing a </text:span><text:span text:style-name="T5">condition or state that is true; </text:span><text:span text:style-name="T32">about you, anybody else, or even an item or place. </text:span><text:span text:style-name="T33">When a move or the GM says you or something of yours gets a status, write it down. As long as it’s written down, no aspect of the fiction can violate its truth.</text:span></text:p>
      <text:p text:style-name="P6"/>
      <text:p text:style-name="P6">Remove a status –<text:span text:style-name="T5"> </text:span><text:span text:style-name="T84">E</text:span><text:span text:style-name="T39">rase</text:span><text:span text:style-name="T5"> a status⌝ when a move or the GM says you can, or when it no longer makes sense for it to be true.</text:span></text:p>
      <text:p text:style-name="P6"/>
      <text:p text:style-name="P34"><text:span text:style-name="T451">Exploit status –</text:span><text:span text:style-name="T361"> </text:span><text:span text:style-name="T362">When you </text:span><text:span text:style-name="T363">make </text:span><text:span text:style-name="T362">a </text:span><text:span text:style-name="T492">story move⌝</text:span><text:span text:style-name="T362">, </text:span><text:span text:style-name="T364">you can </text:span><text:span text:style-name="T365">describe</text:span><text:span text:style-name="T362"> how you’re capitalizing on a </text:span><text:span text:style-name="T366">status⌝ </text:span><text:span text:style-name="T430">(yours or otherwise)</text:span><text:span text:style-name="T366"> </text:span><text:span text:style-name="T367">to</text:span><text:span text:style-name="T368"> </text:span><text:span text:style-name="T369">add </text:span><text:span text:style-name="T368">+1 on your move. </text:span><text:span text:style-name="T370">You can only exploit </text:span><text:span text:style-name="T431">one</text:span><text:span text:style-name="T370"> status </text:span><text:span text:style-name="T432">per </text:span><text:span text:style-name="T370">move.</text:span></text:p>
      <text:p text:style-name="P91"><text:span text:style-name="T346"/></text:p>
      <text:p text:style-name="P55"><text:span text:style-name="T450">Harm</text:span><text:span text:style-name="T449"> – </text:span><text:span text:style-name="T373">Harm is abstract </text:span><text:span text:style-name="T434">systemic or </text:span><text:span text:style-name="T408">traumatic </text:span><text:span text:style-name="T373">damage </text:span><text:span text:style-name="T407">(not necessarily physical)</text:span><text:span text:style-name="T373"> </text:span><text:span text:style-name="T415">sustained by something</text:span><text:span text:style-name="T404"> </text:span><text:span text:style-name="T416">living</text:span><text:span text:style-name="T374">. </text:span><text:span text:style-name="T375">A single injury can do 1-3 harm. </text:span><text:span text:style-name="T392">Unless a move says specifically how much harm it does, just use common sense </text:span><text:span text:style-name="T393">and the scale below.</text:span></text:p>
      <text:p text:style-name="P35"><text:span text:style-name="T376"/></text:p>
      <text:p text:style-name="P37"><text:span text:style-name="T376">The scale </text:span><text:span text:style-name="T375">is calibrated </text:span><text:span text:style-name="T376">roughly</text:span><text:span text:style-name="T375"> to the human body. </text:span><text:span text:style-name="T409">A bunch of small </text:span><text:span text:style-name="T394">injuries or one </text:span><text:span text:style-name="T410">serious</text:span><text:span text:style-name="T394"> injury—</text:span><text:span text:style-name="T412">you want a doctor—</text:span><text:span text:style-name="T394">1 harm. </text:span><text:span text:style-name="T406">A </text:span><text:span text:style-name="T411">l</text:span><text:span text:style-name="T394">ife-threatening </text:span><text:span text:style-name="T406">injury</text:span><text:span text:style-name="T394">—</text:span><text:span text:style-name="T412">you </text:span><text:span text:style-name="T464">need</text:span><text:span text:style-name="T412"> a doctor—</text:span><text:span text:style-name="T394">2 harm.</text:span><text:span text:style-name="T377"> </text:span><text:span text:style-name="T406">An injury likely</text:span><text:span text:style-name="T394"> to outright kill a vanilla human—</text:span><text:span text:style-name="T413">too late </text:span><text:span text:style-name="T414">for a doctor—</text:span><text:span text:style-name="T394">3 harm</text:span><text:span text:style-name="T414">.</text:span></text:p>
      <text:p text:style-name="P39"><text:span text:style-name="T390"/></text:p>
      <text:p text:style-name="P40"><text:span text:style-name="T390">I</text:span><text:span text:style-name="T340">nanimate objects don’t take </text:span><text:span text:style-name="T391">damage in these terms</text:span><text:span text:style-name="T340">. </text:span><text:span text:style-name="T433">If want </text:span><text:span text:style-name="T441">to “hurt” </text:span><text:span text:style-name="T433">something inanimate, </text:span><text:span text:style-name="T494">g</text:span><text:span text:style-name="T493">o apeshit⌝ </text:span><text:span text:style-name="T433">on it.</text:span></text:p>
      <text:p text:style-name="P39"><text:span text:style-name="T391"/></text:p>
      <text:p text:style-name="P38"><text:span text:style-name="T456">Low/Zero Effect –</text:span><text:span text:style-name="T417"> </text:span><text:span text:style-name="T380">When you’re describing </text:span><text:span text:style-name="T418">how you make </text:span><text:span text:style-name="T380">a </text:span><text:span text:style-name="T490">story</text:span><text:span text:style-name="T491"> move⌝</text:span><text:span text:style-name="T380">, the GM might </text:span><text:span text:style-name="T435">say</text:span><text:span text:style-name="T380"> you’</text:span><text:span text:style-name="T425">ll have </text:span><text:span text:style-name="T380">Low</text:span><text:span text:style-name="T385">/</text:span><text:span text:style-name="T380">Zero Effect. </text:span><text:span text:style-name="T480">This means even if </text:span><text:span text:style-name="T481">you </text:span><text:span text:style-name="T486">roll</text:span><text:span text:style-name="T485"> </text:span><text:span text:style-name="T546">🡕🡒</text:span><text:span text:style-name="T545">,</text:span><text:span text:style-name="T480"> you </text:span><text:span text:style-name="T484">won’t </text:span><text:span text:style-name="T480">get (all of) what you want.</text:span></text:p>
      <text:p text:style-name="P43"/>
      <text:p text:style-name="P36"><text:span text:style-name="T480"/></text:p>
      <text:p text:style-name="P36"><text:span text:style-name="T480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9"><text:span text:style-name="T233">Mutagen </text:span><text:span text:style-name="T234">RPG Engine</text:span><text:span text:style-name="T233"> </text:span><text:span text:style-name="T235">©</text:span><text:span text:style-name="T232"> 2021 Aubrey R. Jones https://github.com/aubreyrjones/mutagen/</text:span></text:p>
            <text:p text:style-name="P53"><text:span text:style-name="T239">Available under CC-</text:span><text:span text:style-name="T237">BY</text:span><text:span text:style-name="T236">-SA </text:span><text:span text:style-name="T238">4.0</text:span><text:span text:style-name="T239"> license.</text:span></text:p>
          </table:table-cell>
        </table:table-row>
      </table:table>
      <text:p text:style-name="P42"><text:span text:style-name="T467"/></text:p>
      <text:p text:style-name="P54"><text:span text:style-name="T467">S</text:span><text:span text:style-name="T466">tory </text:span><text:span text:style-name="T468">m</text:span><text:span text:style-name="T466">oves</text:span><text:span text:style-name="T445"> –</text:span><text:span text:style-name="T340"> </text:span><text:span text:style-name="T420">Story moves </text:span><text:span text:style-name="T421">decide</text:span><text:span text:style-name="T420"> what happens next when you </text:span><text:span text:style-name="T422">act in the face of </text:span><text:span text:style-name="T420">conflict, risk, or adversity </text:span><text:span text:style-name="T422">to get what you want</text:span><text:span text:style-name="T420">. </text:span><text:span text:style-name="T395">The</text:span><text:span text:style-name="T397">y </text:span><text:span text:style-name="T398">serve the same purpose as </text:span><text:span text:style-name="T399">system</text:span><text:span text:style-name="T398"> rules in </text:span><text:span text:style-name="T400">other </text:span><text:span text:style-name="T398">games, but in a </text:span><text:span text:style-name="T402">flexible</text:span><text:span text:style-name="T398"> way that puts the</text:span><text:span text:style-name="T395"> </text:span><text:span text:style-name="T489">fiction first⌝</text:span><text:span text:style-name="T396">. </text:span><text:span text:style-name="T401">They answer “okay, </text:span><text:span text:style-name="T403">so </text:span><text:span text:style-name="T401">what happens next?”</text:span></text:p>
      <text:p text:style-name="P41"><text:span text:style-name="T471"/></text:p>
      <text:p text:style-name="P41"><text:span text:style-name="T469">Most moves </text:span><text:span text:style-name="T472">flatly </text:span><text:span text:style-name="T469">describe something you can do, but they </text:span><text:span text:style-name="T470">don’t address why you’re doing it, what you hope to </text:span><text:span text:style-name="T478">ultimately </text:span><text:span text:style-name="T470">achieve. </text:span><text:span text:style-name="T469">A metaphor: you slam on the brakes </text:span><text:span text:style-name="T479">while</text:span><text:span text:style-name="T476"> </text:span><text:span text:style-name="T469">you're driving, but are you </text:span><text:span text:style-name="T477">trying</text:span><text:span text:style-name="T469"> to </text:span><text:span text:style-name="T458">avoid</text:span><text:span text:style-name="T469"> or to </text:span><text:span text:style-name="T458">cause</text:span><text:span text:style-name="T469"> a collision? </text:span><text:span text:style-name="T473">Another: you fence with the Du</text:span><text:span text:style-name="T474">chess,</text:span><text:span text:style-name="T473"> but are you trying to </text:span><text:span text:style-name="T459">kill</text:span><text:span text:style-name="T473"> or </text:span><text:span text:style-name="T475">to</text:span><text:span text:style-name="T473"> </text:span><text:span text:style-name="T459">teach</text:span><text:span text:style-name="T473"> h</text:span><text:span text:style-name="T474">er</text:span><text:span text:style-name="T473">?</text:span></text:p>
      <text:p text:style-name="P46"><text:span text:style-name="T5"/></text:p>
      <text:p text:style-name="P48"><text:span text:style-name="T5">Each story move follows </text:span><text:span text:style-name="T92">the same</text:span><text:span text:style-name="T5"> formula: </text:span><text:span text:style-name="T93">i</text:span><text:span text:style-name="T5">t states </text:span><text:span text:style-name="T114">what you want </text:span><text:span text:style-name="T145">to achieve</text:span><text:span text:style-name="T5">, and it gives </text:span><text:span text:style-name="T90">a hint at</text:span><text:span text:style-name="T89"> </text:span><text:span text:style-name="T115">how you’re trying to get it</text:span><text:span text:style-name="T89">. </text:span><text:span text:style-name="T94">When figuring out </text:span><text:span text:style-name="T98">which </text:span><text:span text:style-name="T94">story move </text:span><text:span text:style-name="T95">you’re making</text:span><text:span text:style-name="T94">, t</text:span><text:span text:style-name="T91">he hint </text:span><text:span text:style-name="T116">about </text:span><text:span text:style-name="T146">method</text:span><text:span text:style-name="T91"> is </text:span><text:span text:style-name="T518">less</text:span><text:span text:style-name="T91"> important than the part about</text:span><text:span text:style-name="T519"> </text:span><text:span text:style-name="T533">your </text:span><text:span text:style-name="T498">intent</text:span><text:span text:style-name="T533">.</text:span></text:p>
      <text:p text:style-name="P45"><text:span text:style-name="T23"/></text:p>
      <text:p text:style-name="P47"><text:span text:style-name="T519">There aren’t many </text:span><text:span text:style-name="T525">story moves</text:span><text:span text:style-name="T526">; </text:span><text:span text:style-name="T527">they’re</text:span><text:span text:style-name="T519"> </text:span><text:span text:style-name="T528">mostly in the</text:span><text:span text:style-name="T519"> Common playbook. I intend them to be </text:span><text:span text:style-name="T529">fairly universal</text:span><text:span text:style-name="T519">. </text:span><text:span text:style-name="T532">P</text:span><text:span text:style-name="T530">lease </text:span><text:span text:style-name="T519">think metaphorically when applying them to weird situations.</text:span></text:p>
      <text:p text:style-name="P48"><text:span text:style-name="T91"/></text:p>
      <text:p text:style-name="P50"><text:span text:style-name="T499">Make</text:span><text:span text:style-name="T500"> </text:span><text:span text:style-name="T501">a </text:span><text:span text:style-name="T500">story move</text:span><text:span text:style-name="T2"> – </text:span><text:span text:style-name="T5">When you make a </text:span><text:span text:style-name="T163">story move⌝</text:span><text:span text:style-name="T5">, describe how you’re trying to achieve your goal </text:span><text:span text:style-name="T99">in-game</text:span><text:span text:style-name="T5">. </text:span><text:span text:style-name="T96">Be specific. </text:span><text:span text:style-name="T122">Wait a sec before rolling; the GM might have something to say.</text:span></text:p>
      <text:p text:style-name="P49"><text:span text:style-name="T96"/></text:p>
      <text:p text:style-name="P51"><text:span text:style-name="T96">I</text:span><text:span text:style-name="T5">f you’re making a story move as part of another move, </text:span><text:span text:style-name="T113">that move might say</text:span><text:span text:style-name="T5"> what to roll with. Otherwise </text:span><text:span text:style-name="T147">decide</text:span><text:span text:style-name="T103"> </text:span><text:span text:style-name="T5">if your description depends </text:span><text:span text:style-name="T496">logically and </text:span><text:span text:style-name="T497">primarily</text:span><text:span text:style-name="T5"> on </text:span><text:span text:style-name="T1">an</text:span><text:span text:style-name="T4">y</text:span><text:span text:style-name="T1"> ability</text:span><text:span text:style-name="T5">⌝ you’ve got—</text:span><text:span text:style-name="T102">use common sense</text:span><text:span text:style-name="T5">. </text:span><text:span text:style-name="T97">If </text:span><text:span text:style-name="T103">you’ve got something</text:span><text:span text:style-name="T97">, roll with that </text:span><text:span text:style-name="T3">ability</text:span><text:span text:style-name="T97">. </text:span><text:span text:style-name="T100">Finally, if </text:span><text:span text:style-name="T101">you’ve got nothing that fits</text:span><text:span text:style-name="T97">, roll with </text:span><text:span text:style-name="T3">-1</text:span><text:span text:style-name="T97">.</text:span></text:p>
      <text:p text:style-name="P51"><text:span text:style-name="T97"/></text:p>
      <text:p text:style-name="P52"><text:span text:style-name="T107">The GM playbook has stuff</text:span><text:span text:style-name="T5"> about what might happen for each story move, but </text:span><text:span text:style-name="T123">the results </text:span><text:span text:style-name="T108">all follow this formula.</text:span></text:p>
      <text:p text:style-name="P44"><text:span text:style-name="T23"/></text:p>
      <text:p text:style-name="P95"><text:span text:style-name="T544">🡕</text:span><text:span text:style-name="T277"> </text:span><text:span text:style-name="T281">Y</text:span><text:span text:style-name="T277">ou succeed </text:span><text:span text:style-name="T330">with </text:span><text:span text:style-name="T331">an</text:span><text:span text:style-name="T277"> </text:span><text:span text:style-name="T329">unexpected benefit</text:span><text:span text:style-name="T310">.</text:span></text:p>
      <text:p text:style-name="P94"><text:span text:style-name="T548">🡒</text:span><text:span text:style-name="T280"> </text:span><text:span text:style-name="T281">Y</text:span><text:span text:style-name="T280">ou succeed as </text:span><text:span text:style-name="T282">you’ve </text:span><text:span text:style-name="T280">described.</text:span></text:p>
      <text:p text:style-name="P93"><text:span text:style-name="T544">🡖</text:span><text:span text:style-name="T277"> </text:span><text:span text:style-name="T281">Y</text:span><text:span text:style-name="T277">ou succeed but there’s some trade-off, consequence, or complication.</text:span></text:p>
      <text:p text:style-name="P92"><text:span text:style-name="T547">🡓</text:span><text:span text:style-name="T378"> </text:span><text:span text:style-name="T379">S</text:span><text:span text:style-name="T378">omething didn’t go right. </text:span><text:span text:style-name="T379">It might not be your fault, but you didn’t achieve your goal.</text:span></text:p>
      <text:p text:style-name="P96"><text:span text:style-name="T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17:30:07.456501361</dc:date>
    <meta:editing-duration>P9DT5H55M16S</meta:editing-duration>
    <meta:editing-cycles>3352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75" meta:word-count="2079" meta:character-count="11409" meta:non-whitespace-character-count="9384"/>
  </office:meta>
</office:document-meta>
</file>